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ffffff" loext:opacity="100%" style:font-name="Times New Roman"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2" style:family="paragraph" style:parent-style-name="Standard">
      <style:paragraph-properties fo:line-height="150%"/>
      <style:text-properties fo:color="#ffffff"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3" style:family="paragraph" style:parent-style-name="Standard">
      <style:text-properties fo:color="#ffffff" loext:opacity="100%" style:font-name="나눔고딕" fo:font-size="11pt" officeooo:paragraph-rsid="008ef2e1" style:font-name-asian="나눔고딕" style:font-size-asian="11pt" style:font-size-complex="11pt"/>
    </style:style>
    <style:style style:name="P4" style:family="paragraph" style:parent-style-name="Standard">
      <style:text-properties fo:color="#ffffff" loext:opacity="100%" style:font-name="나눔고딕" fo:font-size="11pt" officeooo:paragraph-rsid="00ab6be0" style:font-name-asian="나눔고딕" style:font-size-asian="11pt" style:font-size-complex="11pt"/>
    </style:style>
    <style:style style:name="P5" style:family="paragraph" style:parent-style-name="Standard">
      <style:text-properties fo:color="#ffffff" loext:opacity="100%" style:font-name="나눔고딕" fo:font-size="11pt" officeooo:rsid="000a6ccd" officeooo:paragraph-rsid="0090a44d" style:font-name-asian="나눔고딕" style:font-size-asian="11pt" style:font-size-complex="11pt"/>
    </style:style>
    <style:style style:name="P6" style:family="paragraph" style:parent-style-name="Standard">
      <style:text-properties fo:color="#ffffff" loext:opacity="100%" style:font-name="나눔고딕" fo:font-size="11pt" officeooo:rsid="000a6ccd" officeooo:paragraph-rsid="008ef2e1" style:font-name-asian="나눔고딕" style:font-size-asian="11pt" style:font-size-complex="11pt"/>
    </style:style>
    <style:style style:name="P7" style:family="paragraph" style:parent-style-name="Standard">
      <style:text-properties fo:color="#ffffff" loext:opacity="100%" style:font-name="나눔고딕" fo:font-size="11pt" officeooo:rsid="000bd4d8" officeooo:paragraph-rsid="008ef2e1" style:font-name-asian="나눔고딕" style:font-size-asian="11pt" style:font-size-complex="11pt"/>
    </style:style>
    <style:style style:name="P8" style:family="paragraph" style:parent-style-name="Standard">
      <style:text-properties fo:color="#ffffff" loext:opacity="100%" style:font-name="나눔고딕" fo:font-size="11pt" officeooo:rsid="000bd4d8" officeooo:paragraph-rsid="0095068e" style:font-name-asian="나눔고딕" style:font-size-asian="11pt" style:font-size-complex="11pt"/>
    </style:style>
    <style:style style:name="P9" style:family="paragraph" style:parent-style-name="Standard">
      <style:text-properties fo:color="#ffffff" loext:opacity="100%" style:font-name="나눔고딕" fo:font-size="11pt" officeooo:rsid="0010bbf8" officeooo:paragraph-rsid="008ef2e1" style:font-name-asian="나눔고딕" style:font-size-asian="11pt" style:font-size-complex="11pt"/>
    </style:style>
    <style:style style:name="P10" style:family="paragraph" style:parent-style-name="Standard">
      <style:text-properties fo:color="#ffffff" loext:opacity="100%" style:font-name="나눔고딕" fo:font-size="11pt" officeooo:rsid="0095068e" officeooo:paragraph-rsid="0095068e" style:font-name-asian="나눔고딕" style:font-size-asian="11pt" style:language-asian="ko" style:country-asian="KR" style:font-size-complex="11pt"/>
    </style:style>
    <style:style style:name="P11" style:family="paragraph" style:parent-style-name="Standard">
      <style:text-properties fo:color="#ffffff" loext:opacity="100%" style:font-name="나눔고딕" fo:font-size="11pt" officeooo:rsid="000bd4d8" officeooo:paragraph-rsid="008ef2e1" style:font-name-asian="나눔고딕" style:font-size-asian="11pt" style:language-asian="ko" style:country-asian="KR" style:font-size-complex="11pt"/>
    </style:style>
    <style:style style:name="P12" style:family="paragraph" style:parent-style-name="Standard">
      <style:paragraph-properties fo:line-height="150%"/>
      <style:text-properties fo:color="#ffffff"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style:text-properties fo:color="#ffffff"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style:text-properties fo:color="#ffffff"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style:text-properties fo:color="#ffffff"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style:text-properties fo:color="#ffffff"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8" style:family="paragraph" style:parent-style-name="Standard">
      <style:paragraph-properties fo:line-height="150%"/>
      <style:text-properties fo:color="#ffffff" loext:opacity="100%" fo:font-size="11pt" officeooo:paragraph-rsid="00047752" style:font-size-asian="11pt" style:font-size-complex="11pt"/>
    </style:style>
    <style:style style:name="P19" style:family="paragraph" style:parent-style-name="Standard">
      <style:paragraph-properties fo:line-height="150%"/>
      <style:text-properties fo:color="#ffffff" loext:opacity="100%" fo:font-size="11pt" officeooo:paragraph-rsid="00c0fe7d" style:font-size-asian="11pt" style:font-size-complex="11pt"/>
    </style:style>
    <style:style style:name="P20" style:family="paragraph" style:parent-style-name="Standard">
      <style:paragraph-properties fo:line-height="150%"/>
      <style:text-properties fo:color="#ffffff" loext:opacity="100%" fo:font-size="11pt" officeooo:paragraph-rsid="00c0fe7d" style:font-size-asian="11pt" style:language-asian="ko" style:country-asian="KR" style:font-size-complex="11pt"/>
    </style:style>
    <style:style style:name="P21"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22"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23"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24"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25"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26"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27"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75a846" style:text-blinking="false" fo:background-color="transparent" style:font-size-asian="11pt" style:font-size-complex="11pt"/>
    </style:style>
    <style:style style:name="P28" style:family="paragraph" style:parent-style-name="Standard">
      <style:paragraph-properties fo:line-height="150%"/>
      <style:text-properties fo:font-variant="normal" fo:text-transform="none" fo:color="#ffffff" loext:opacity="100%" style:text-line-through-style="none" style:text-line-through-type="none" style:font-name="Times New Roman"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29" style:family="paragraph" style:parent-style-name="Standard">
      <style:paragraph-properties fo:line-height="150%"/>
      <style:text-properties officeooo:paragraph-rsid="0075a846"/>
    </style:style>
    <style:style style:name="P30" style:family="paragraph" style:parent-style-name="Text_20_body">
      <style:paragraph-properties fo:line-height="150%"/>
      <style:text-properties fo:color="#ffffff" loext:opacity="100%" style:font-name="Times New Roman"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31" style:family="paragraph" style:parent-style-name="Text_20_body">
      <style:paragraph-properties fo:line-height="150%"/>
      <style:text-properties fo:color="#ffffff"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32" style:family="paragraph" style:parent-style-name="Text_20_body">
      <style:paragraph-properties fo:line-height="150%"/>
      <style:text-properties fo:color="#ffffff"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33" style:family="paragraph" style:parent-style-name="Text_20_body">
      <style:paragraph-properties fo:line-height="150%"/>
      <style:text-properties fo:color="#ffffff"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34" style:family="paragraph" style:parent-style-name="Text_20_body">
      <style:paragraph-properties fo:line-height="150%"/>
      <style:text-properties fo:color="#ffffff"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35" style:family="paragraph" style:parent-style-name="Text_20_body">
      <style:paragraph-properties fo:line-height="150%"/>
      <style:text-properties fo:color="#ffffff"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36" style:family="paragraph" style:parent-style-name="Text_20_body">
      <style:paragraph-properties fo:line-height="150%"/>
      <style:text-properties fo:color="#ffffff" loext:opacity="100%" fo:font-size="11pt" officeooo:paragraph-rsid="00b6e686" style:font-size-asian="11pt" style:font-size-complex="11pt"/>
    </style:style>
    <style:style style:name="P37" style:family="paragraph" style:parent-style-name="Text_20_body">
      <style:paragraph-properties fo:line-height="150%"/>
      <style:text-properties fo:color="#ffffff" loext:opacity="100%" fo:font-size="11pt" officeooo:paragraph-rsid="00beea9e" style:font-size-asian="11pt" style:font-size-complex="11pt"/>
    </style:style>
    <style:style style:name="P38"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39"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40"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a38b7d" style:text-blinking="false" fo:background-color="transparent" style:font-name-asian="나눔고딕" style:font-size-asian="11pt" style:language-asian="ko" style:country-asian="KR" style:font-style-asian="normal" style:font-size-complex="11pt" style:font-style-complex="normal"/>
    </style:style>
    <style:style style:name="P41"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42"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font-size-complex="11pt"/>
    </style:style>
    <style:style style:name="P43"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44"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45"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46"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47" style:family="paragraph" style:parent-style-name="Text_20_body">
      <style:paragraph-properties fo:margin-left="0cm" fo:margin-right="0cm" fo:margin-top="0.067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48" style:family="paragraph" style:parent-style-name="Text_20_body">
      <style:paragraph-properties fo:margin-left="0cm" fo:margin-right="0cm" fo:margin-top="0.526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49" style:family="paragraph" style:parent-style-name="Text_20_body">
      <style:paragraph-properties fo:margin-left="0cm" fo:margin-right="0cm" fo:margin-top="0.034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5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2a419" style:text-blinking="false" fo:background-color="transparent" style:font-size-asian="11pt" style:language-asian="ko" style:country-asian="KR" style:font-size-complex="11pt"/>
    </style:style>
    <style:style style:name="P52"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5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2a419" style:text-blinking="false" fo:background-color="transparent" style:font-size-asian="11pt" style:language-asian="ko" style:country-asian="KR" style:font-size-complex="11pt"/>
    </style:style>
    <style:style style:name="P5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5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5c01d" officeooo:paragraph-rsid="00f5c01d" style:text-blinking="false" fo:background-color="transparent" style:font-size-asian="11pt" style:language-asian="ko" style:country-asian="KR" style:font-size-complex="11pt"/>
    </style:style>
    <style:style style:name="P56" style:family="paragraph" style:parent-style-name="Text_20_body">
      <style:paragraph-properties fo:margin-left="0cm" fo:margin-right="0cm" fo:margin-top="0cm" fo:margin-bottom="0cm" style:contextual-spacing="false" fo:line-height="138%" fo:text-indent="0cm" style:auto-text-indent="false" style:writing-mode="lr-tb"/>
      <style:text-properties fo:color="#ffffff" loext:opacity="100%" fo:font-size="11pt" officeooo:paragraph-rsid="00e32f1a" style:font-size-asian="11pt" style:font-size-complex="11pt"/>
    </style:style>
    <style:style style:name="P5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officeooo:paragraph-rsid="00ffc650" style:font-size-asian="11pt" style:font-size-complex="11pt"/>
    </style:style>
    <style:style style:name="P5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style:font-size-asian="11pt" style:language-asian="ko" style:country-asian="KR" style:font-size-complex="11pt"/>
    </style:style>
    <style:style style:name="P59"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60" style:family="paragraph" style:parent-style-name="Text_20_body">
      <style:paragraph-properties fo:margin-left="0cm" fo:margin-right="0cm" fo:margin-top="0.06cm" fo:margin-bottom="0cm" style:contextual-spacing="false" fo:line-height="138%" fo:text-indent="0cm" style:auto-text-indent="false" style:writing-mode="lr-tb"/>
      <style:text-properties fo:color="#ffffff" loext:opacity="100%" fo:font-size="11pt" officeooo:paragraph-rsid="00e87679" style:font-size-asian="11pt" style:font-size-complex="11pt"/>
    </style:style>
    <style:style style:name="P61"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e2998" officeooo:paragraph-rsid="00e0000a" style:text-blinking="false" fo:background-color="transparent" style:font-size-asian="11pt" style:language-asian="ko" style:country-asian="KR" style:font-size-complex="11pt"/>
    </style:style>
    <style:style style:name="P62"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0000a" style:text-blinking="false" fo:background-color="transparent" style:font-size-asian="11pt" style:language-asian="ko" style:country-asian="KR" style:font-size-complex="11pt"/>
    </style:style>
    <style:style style:name="P63" style:family="paragraph" style:parent-style-name="Text_20_body">
      <style:paragraph-properties fo:margin-left="0cm" fo:margin-right="0cm" fo:margin-top="0.06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6f2e1" officeooo:paragraph-rsid="00e6f2e1" style:text-blinking="false" fo:background-color="transparent" style:font-size-asian="11pt" style:language-asian="ko" style:country-asian="KR" style:font-size-complex="11pt"/>
    </style:style>
    <style:style style:name="P64" style:family="paragraph" style:parent-style-name="Text_20_body">
      <style:paragraph-properties fo:margin-left="0cm" fo:margin-right="0cm" fo:margin-top="0.009cm" fo:margin-bottom="0cm" style:contextual-spacing="false" fo:line-height="138%" fo:text-indent="0cm" style:auto-text-indent="false" style:writing-mode="lr-tb"/>
      <style:text-properties fo:color="#ffffff" loext:opacity="100%" fo:font-size="11pt" officeooo:paragraph-rsid="00d78ff2" style:font-size-asian="11pt" style:font-size-complex="11pt"/>
    </style:style>
    <style:style style:name="P65" style:family="paragraph" style:parent-style-name="Text_20_body">
      <style:paragraph-properties fo:margin-left="0cm" fo:margin-right="0cm" fo:margin-top="0.035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66" style:family="paragraph" style:parent-style-name="Text_20_body">
      <style:paragraph-properties fo:margin-left="0cm" fo:margin-right="0cm" fo:margin-top="0.062cm" fo:margin-bottom="0cm" style:contextual-spacing="false" fo:line-height="138%" fo:text-align="justify" style:justify-single-word="false" fo:text-indent="0cm" style:auto-text-indent="false" style:writing-mode="lr-tb"/>
      <style:text-properties fo:color="#ffffff" loext:opacity="100%" fo:font-size="11pt" style:font-size-asian="11pt" style:language-asian="ko" style:country-asian="KR" style:font-size-complex="11pt"/>
    </style:style>
    <style:style style:name="P67" style:family="paragraph" style:parent-style-name="Text_20_body">
      <style:paragraph-properties fo:margin-left="0cm" fo:margin-right="0cm" fo:margin-top="0.49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68" style:family="paragraph" style:parent-style-name="Text_20_body">
      <style:paragraph-properties fo:margin-left="0cm" fo:margin-right="0cm" fo:margin-top="0.018cm" fo:margin-bottom="0cm" style:contextual-spacing="false" fo:line-height="138%" fo:text-indent="0cm" style:auto-text-indent="false" style:writing-mode="lr-tb"/>
      <style:text-properties fo:color="#ffffff" loext:opacity="100%" fo:font-size="11pt" officeooo:paragraph-rsid="00e46497" style:font-size-asian="11pt" style:font-size-complex="11pt"/>
    </style:style>
    <style:style style:name="P69" style:family="paragraph" style:parent-style-name="Text_20_body">
      <style:paragraph-properties fo:margin-left="0cm" fo:margin-right="0cm" fo:margin-top="0.042cm" fo:margin-bottom="0cm" style:contextual-spacing="false" fo:line-height="138%" fo:text-indent="0cm" style:auto-text-indent="false" style:writing-mode="lr-tb"/>
      <style:text-properties fo:color="#ffffff" loext:opacity="100%" fo:font-size="11pt" officeooo:paragraph-rsid="00e8db3a" style:font-size-asian="11pt" style:font-size-complex="11pt"/>
    </style:style>
    <style:style style:name="P70" style:family="paragraph" style:parent-style-name="Text_20_body">
      <style:paragraph-properties fo:margin-left="0cm" fo:margin-right="0cm" fo:margin-top="0.04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87679" officeooo:paragraph-rsid="00e87679" style:text-blinking="false" fo:background-color="transparent" style:font-size-asian="11pt" style:language-asian="ko" style:country-asian="KR" style:font-size-complex="11pt"/>
    </style:style>
    <style:style style:name="P71" style:family="paragraph" style:parent-style-name="Text_20_body">
      <style:paragraph-properties fo:margin-left="0cm" fo:margin-right="0cm" fo:margin-top="0cm" fo:margin-bottom="0cm" style:contextual-spacing="false" fo:line-height="138%" fo:text-align="justify" style:justify-single-word="false" fo:text-indent="1.707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72" style:family="paragraph" style:parent-style-name="Text_20_body">
      <style:paragraph-properties fo:margin-left="0cm" fo:margin-right="0cm" fo:margin-top="0.06cm" fo:margin-bottom="0cm" style:contextual-spacing="false" fo:line-height="138%" fo:text-align="justify" style:justify-single-word="false" fo:text-indent="1.693cm" style:auto-text-indent="false" style:writing-mode="lr-tb"/>
      <style:text-properties fo:color="#ffffff" loext:opacity="100%" fo:font-size="11pt" style:font-size-asian="11pt" style:font-size-complex="11pt"/>
    </style:style>
    <style:style style:name="P73" style:family="paragraph" style:parent-style-name="Text_20_body">
      <style:paragraph-properties fo:margin-left="0cm" fo:margin-right="0cm" fo:margin-top="0.06cm" fo:margin-bottom="0cm" style:contextual-spacing="false" fo:line-height="138%" fo:text-indent="1.6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74" style:family="paragraph" style:parent-style-name="Text_20_body">
      <style:paragraph-properties fo:margin-left="0cm" fo:margin-right="0cm" fo:margin-top="0.051cm" fo:margin-bottom="0cm" style:contextual-spacing="false" fo:line-height="138%" fo:text-indent="1.812cm" style:auto-text-indent="false" style:writing-mode="lr-tb"/>
      <style:text-properties fo:color="#ffffff" loext:opacity="100%" fo:font-size="11pt" style:font-size-asian="11pt" style:font-size-complex="11pt"/>
    </style:style>
    <style:style style:name="P75" style:family="paragraph" style:parent-style-name="Text_20_body">
      <style:paragraph-properties fo:margin-left="0cm" fo:margin-right="0cm" fo:margin-top="0cm" fo:margin-bottom="0cm" style:contextual-spacing="false" fo:line-height="138%" fo:text-indent="1.755cm" style:auto-text-indent="false" style:writing-mode="lr-tb"/>
      <style:text-properties fo:color="#ffffff" loext:opacity="100%" fo:font-size="11pt" style:font-size-asian="11pt" style:font-size-complex="11pt"/>
    </style:style>
    <style:style style:name="P76" style:family="paragraph" style:parent-style-name="Text_20_body">
      <style:paragraph-properties fo:margin-left="0cm" fo:margin-right="0cm" fo:margin-top="0.034cm" fo:margin-bottom="0cm" style:contextual-spacing="false" fo:line-height="138%" fo:text-align="justify" style:justify-single-word="false" fo:text-indent="1.679cm" style:auto-text-indent="false" style:writing-mode="lr-tb"/>
      <style:text-properties fo:color="#ffffff" loext:opacity="100%" fo:font-size="11pt" style:font-size-asian="11pt" style:font-size-complex="11pt"/>
    </style:style>
    <style:style style:name="P77" style:family="paragraph" style:parent-style-name="Text_20_body">
      <style:paragraph-properties fo:margin-left="0cm" fo:margin-right="0cm" fo:margin-top="0.025cm" fo:margin-bottom="0cm" style:contextual-spacing="false" fo:line-height="138%" fo:text-indent="1.736cm" style:auto-text-indent="false" style:writing-mode="lr-tb"/>
      <style:text-properties fo:color="#ffffff" loext:opacity="100%" fo:font-size="11pt" style:font-size-asian="11pt" style:font-size-complex="11pt"/>
    </style:style>
    <style:style style:name="P78" style:family="paragraph" style:parent-style-name="Text_20_body">
      <style:paragraph-properties fo:margin-left="0cm" fo:margin-right="0cm" fo:margin-top="0.051cm" fo:margin-bottom="0cm" style:contextual-spacing="false" fo:line-height="138%" fo:text-align="justify" style:justify-single-word="false" fo:text-indent="1.736cm" style:auto-text-indent="false" style:writing-mode="lr-tb"/>
      <style:text-properties fo:color="#ffffff" loext:opacity="100%" fo:font-size="11pt" style:font-size-asian="11pt" style:font-size-complex="11pt"/>
    </style:style>
    <style:style style:name="P79" style:family="paragraph" style:parent-style-name="Text_20_body">
      <style:paragraph-properties fo:margin-left="0cm" fo:margin-right="0cm" fo:margin-top="0.025cm" fo:margin-bottom="0cm" style:contextual-spacing="false" fo:line-height="138%" fo:text-indent="1.626cm" style:auto-text-indent="false" style:writing-mode="lr-tb"/>
      <style:text-properties fo:color="#ffffff" loext:opacity="100%" fo:font-size="11pt" style:font-size-asian="11pt" style:font-size-complex="11pt"/>
    </style:style>
    <style:style style:name="P80" style:family="paragraph" style:parent-style-name="Text_20_body">
      <style:paragraph-properties fo:margin-left="0cm" fo:margin-right="0cm" fo:margin-top="0cm" fo:margin-bottom="0cm" style:contextual-spacing="false" fo:line-height="138%" fo:text-indent="1.93cm" style:auto-text-indent="false" style:writing-mode="lr-tb"/>
      <style:text-properties fo:color="#ffffff" loext:opacity="100%" fo:font-size="11pt" style:font-size-asian="11pt" style:font-size-complex="11pt"/>
    </style:style>
    <style:style style:name="P81" style:family="paragraph" style:parent-style-name="Text_20_body">
      <style:paragraph-properties fo:margin-left="0cm" fo:margin-right="0cm" fo:margin-top="0cm" fo:margin-bottom="0cm" style:contextual-spacing="false" fo:line-height="138%" fo:text-indent="0.998cm" style:auto-text-indent="false" style:writing-mode="lr-tb"/>
      <style:text-properties fo:color="#ffffff" loext:opacity="100%" fo:font-size="11pt" style:font-size-asian="11pt" style:font-size-complex="11pt"/>
    </style:style>
    <style:style style:name="P82" style:family="paragraph" style:parent-style-name="Text_20_body">
      <style:paragraph-properties fo:margin-left="0cm" fo:margin-right="0.062cm" fo:margin-top="0.6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3" style:family="paragraph" style:parent-style-name="Text_20_body">
      <style:paragraph-properties fo:margin-left="0.501cm" fo:margin-right="0cm" fo:margin-top="0.545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84" style:family="paragraph" style:parent-style-name="Text_20_body">
      <style:paragraph-properties fo:margin-left="6.403cm" fo:margin-right="4.329cm" fo:margin-top="0.894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5" style:family="paragraph" style:parent-style-name="Text_20_body">
      <style:paragraph-properties fo:margin-left="0cm" fo:margin-right="0cm" fo:margin-top="0cm" fo:margin-bottom="0cm" style:contextual-spacing="false" fo:line-height="138%" fo:text-align="justify" style:justify-single-word="false" fo:text-indent="1.637cm" style:auto-text-indent="false" style:writing-mode="lr-tb"/>
      <style:text-properties fo:color="#ffffff" loext:opacity="100%" fo:font-size="11pt" style:font-size-asian="11pt" style:font-size-complex="11pt"/>
    </style:style>
    <style:style style:name="P86" style:family="paragraph" style:parent-style-name="Text_20_body">
      <style:paragraph-properties fo:margin-left="0cm" fo:margin-right="0cm" fo:margin-top="0.072cm" fo:margin-bottom="0cm" style:contextual-spacing="false" fo:line-height="138%" fo:text-indent="1.619cm" style:auto-text-indent="false" style:writing-mode="lr-tb"/>
      <style:text-properties fo:color="#ffffff" loext:opacity="100%" fo:font-size="11pt" style:font-size-asian="11pt" style:font-size-complex="11pt"/>
    </style:style>
    <style:style style:name="P87" style:family="paragraph" style:parent-style-name="Text_20_body">
      <style:paragraph-properties fo:margin-left="0cm" fo:margin-right="0cm" fo:margin-top="0.009cm" fo:margin-bottom="0cm" style:contextual-spacing="false" fo:line-height="138%" fo:text-align="justify" style:justify-single-word="false" fo:text-indent="1.838cm" style:auto-text-indent="false" style:writing-mode="lr-tb"/>
      <style:text-properties fo:color="#ffffff" loext:opacity="100%" fo:font-size="11pt" style:font-size-asian="11pt" style:font-size-complex="11pt"/>
    </style:style>
    <style:style style:name="P88" style:family="paragraph" style:parent-style-name="Text_20_body">
      <style:paragraph-properties fo:margin-left="0cm" fo:margin-right="0cm" fo:margin-top="0cm" fo:margin-bottom="0cm" style:contextual-spacing="false" fo:line-height="138%" fo:text-align="justify" style:justify-single-word="false" fo:text-indent="1.887cm" style:auto-text-indent="false" style:writing-mode="lr-tb"/>
      <style:text-properties fo:color="#ffffff" loext:opacity="100%" fo:font-size="11pt" style:font-size-asian="11pt" style:font-size-complex="11pt"/>
    </style:style>
    <style:style style:name="P89" style:family="paragraph" style:parent-style-name="Text_20_body">
      <style:paragraph-properties fo:margin-left="0cm" fo:margin-right="0cm" fo:margin-top="0cm" fo:margin-bottom="0cm" style:contextual-spacing="false" fo:line-height="138%" fo:text-align="justify" style:justify-single-word="false" fo:text-indent="1.82cm" style:auto-text-indent="false" style:writing-mode="lr-tb"/>
      <style:text-properties fo:color="#ffffff" loext:opacity="100%" fo:font-size="11pt" style:font-size-asian="11pt" style:font-size-complex="11pt"/>
    </style:style>
    <style:style style:name="P90" style:family="paragraph" style:parent-style-name="Text_20_body">
      <style:paragraph-properties fo:margin-left="10.185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91" style:family="paragraph" style:parent-style-name="Text_20_body">
      <style:paragraph-properties fo:margin-left="2.963cm" fo:margin-right="2.76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2" style:family="paragraph" style:parent-style-name="Text_20_body">
      <style:paragraph-properties fo:margin-left="0cm" fo:margin-right="0cm" fo:margin-top="0.06cm" fo:margin-bottom="0cm" style:contextual-spacing="false" fo:line-height="138%" fo:text-indent="1.685cm" style:auto-text-indent="false" style:writing-mode="lr-tb"/>
      <style:text-properties fo:color="#ffffff" loext:opacity="100%" fo:font-size="11pt" style:font-size-asian="11pt" style:font-size-complex="11pt"/>
    </style:style>
    <style:style style:name="P93" style:family="paragraph" style:parent-style-name="Text_20_body">
      <style:paragraph-properties fo:margin-left="3.09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4" style:family="paragraph" style:parent-style-name="Text_20_body">
      <style:paragraph-properties fo:margin-left="0cm" fo:margin-right="10.49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5" style:family="paragraph" style:parent-style-name="Text_20_body">
      <style:paragraph-properties fo:margin-left="0cm" fo:margin-right="10.024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96" style:family="paragraph" style:parent-style-name="Text_20_body">
      <style:paragraph-properties fo:margin-left="2.658cm" fo:margin-right="2.90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7" style:family="paragraph" style:parent-style-name="Text_20_body">
      <style:paragraph-properties fo:margin-left="0.018cm" fo:margin-right="0cm" fo:margin-top="0.517cm" fo:margin-bottom="0cm" style:contextual-spacing="false" fo:line-height="138%" fo:text-indent="-0.076cm" style:auto-text-indent="false" fo:padding="0cm" fo:border="none" style:writing-mode="lr-tb"/>
      <style:text-properties fo:color="#ffffff" loext:opacity="100%" fo:font-size="11pt" style:font-size-asian="11pt" style:font-size-complex="11pt"/>
    </style:style>
    <style:style style:name="P98" style:family="paragraph" style:parent-style-name="Text_20_body">
      <style:paragraph-properties fo:margin-left="0cm" fo:margin-right="0cm" fo:margin-top="0.575cm" fo:margin-bottom="0cm" style:contextual-spacing="false" fo:line-height="138%" fo:text-align="justify" style:justify-single-word="false" fo:text-indent="1.854cm" style:auto-text-indent="false" style:writing-mode="lr-tb"/>
      <style:text-properties fo:color="#ffffff" loext:opacity="100%" fo:font-size="11pt" style:font-size-asian="11pt" style:font-size-complex="11pt"/>
    </style:style>
    <style:style style:name="P99" style:family="paragraph" style:parent-style-name="Text_20_body">
      <style:paragraph-properties fo:margin-left="0cm" fo:margin-right="0cm" fo:margin-top="0.034cm" fo:margin-bottom="0cm" style:contextual-spacing="false" fo:line-height="138%" fo:text-align="justify" style:justify-single-word="false" fo:text-indent="1.769cm" style:auto-text-indent="false" style:writing-mode="lr-tb"/>
      <style:text-properties fo:color="#ffffff" loext:opacity="100%" fo:font-size="11pt" style:font-size-asian="11pt" style:font-size-complex="11pt"/>
    </style:style>
    <style:style style:name="P100" style:family="paragraph" style:parent-style-name="Text_20_body">
      <style:paragraph-properties fo:margin-left="0cm" fo:margin-right="0cm" fo:margin-top="0.009cm" fo:margin-bottom="0cm" style:contextual-spacing="false" fo:line-height="138%" fo:text-align="justify" style:justify-single-word="false" fo:text-indent="1.727cm" style:auto-text-indent="false" style:writing-mode="lr-tb"/>
      <style:text-properties fo:color="#ffffff" loext:opacity="100%" fo:font-size="11pt" style:font-size-asian="11pt" style:font-size-complex="11pt"/>
    </style:style>
    <style:style style:name="P101" style:family="paragraph" style:parent-style-name="Text_20_body">
      <style:paragraph-properties fo:margin-left="3.157cm" fo:margin-right="2.701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2" style:family="paragraph" style:parent-style-name="Text_20_body">
      <style:paragraph-properties fo:margin-left="0cm" fo:margin-right="0cm" fo:margin-top="0.593cm" fo:margin-bottom="0cm" style:contextual-spacing="false" fo:line-height="138%" fo:text-align="justify" style:justify-single-word="false" fo:text-indent="1.575cm" style:auto-text-indent="false" style:writing-mode="lr-tb"/>
      <style:text-properties fo:color="#ffffff" loext:opacity="100%" fo:font-size="11pt" style:font-size-asian="11pt" style:font-size-complex="11pt"/>
    </style:style>
    <style:style style:name="P103" style:family="paragraph" style:parent-style-name="Text_20_body">
      <style:paragraph-properties fo:margin-left="0cm" fo:margin-right="0cm" fo:margin-top="0.093cm" fo:margin-bottom="0cm" style:contextual-spacing="false" fo:line-height="138%" fo:text-indent="1.524cm" style:auto-text-indent="false" style:writing-mode="lr-tb"/>
      <style:text-properties fo:color="#ffffff" loext:opacity="100%" fo:font-size="11pt" style:font-size-asian="11pt" style:font-size-complex="11pt"/>
    </style:style>
    <style:style style:name="P104" style:family="paragraph" style:parent-style-name="Text_20_body">
      <style:paragraph-properties fo:margin-left="2.531cm" fo:margin-right="3.07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5" style:family="paragraph" style:parent-style-name="Text_20_body">
      <style:paragraph-properties fo:margin-left="0cm" fo:margin-right="10.169cm" fo:margin-top="1.718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06" style:family="paragraph" style:parent-style-name="Text_20_body">
      <style:paragraph-properties fo:margin-left="0cm" fo:margin-right="0cm" fo:margin-top="0cm" fo:margin-bottom="0cm" style:contextual-spacing="false" fo:line-height="138%" fo:text-align="justify" style:justify-single-word="false" fo:text-indent="2.014cm" style:auto-text-indent="false" style:writing-mode="lr-tb"/>
      <style:text-properties fo:color="#ffffff" loext:opacity="100%" fo:font-size="11pt" style:font-size-asian="11pt" style:font-size-complex="11pt"/>
    </style:style>
    <style:style style:name="P107" style:family="paragraph" style:parent-style-name="Text_20_body">
      <style:paragraph-properties fo:margin-left="0cm" fo:margin-right="0cm" fo:margin-top="0.009cm" fo:margin-bottom="0cm" style:contextual-spacing="false" fo:line-height="138%" fo:text-align="justify" style:justify-single-word="false" fo:text-indent="1.981cm" style:auto-text-indent="false" style:writing-mode="lr-tb"/>
      <style:text-properties fo:color="#ffffff" loext:opacity="100%" fo:font-size="11pt" style:font-size-asian="11pt" style:font-size-complex="11pt"/>
    </style:style>
    <style:style style:name="P108" style:family="paragraph" style:parent-style-name="Text_20_body">
      <style:paragraph-properties fo:margin-left="0cm" fo:margin-right="0cm" fo:margin-top="0.034cm" fo:margin-bottom="0cm" style:contextual-spacing="false" fo:line-height="138%" fo:text-align="justify" style:justify-single-word="false" fo:text-indent="1.676cm" style:auto-text-indent="false" style:writing-mode="lr-tb"/>
      <style:text-properties fo:color="#ffffff" loext:opacity="100%" fo:font-size="11pt" style:font-size-asian="11pt" style:font-size-complex="11pt"/>
    </style:style>
    <style:style style:name="P109" style:family="paragraph" style:parent-style-name="Text_20_body">
      <style:paragraph-properties fo:margin-left="0cm" fo:margin-right="0cm" fo:margin-top="0.06cm" fo:margin-bottom="0cm" style:contextual-spacing="false" fo:line-height="138%" fo:text-indent="1.609cm" style:auto-text-indent="false" style:writing-mode="lr-tb"/>
      <style:text-properties fo:color="#ffffff" loext:opacity="100%" fo:font-size="11pt" style:font-size-asian="11pt" style:font-size-complex="11pt"/>
    </style:style>
    <style:style style:name="P110" style:family="paragraph" style:parent-style-name="Text_20_body">
      <style:paragraph-properties fo:margin-left="2.558cm" fo:margin-right="3.0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1" style:family="paragraph" style:parent-style-name="Text_20_body">
      <style:paragraph-properties fo:margin-left="0cm" fo:margin-right="0cm" fo:margin-top="0.542cm" fo:margin-bottom="0cm" style:contextual-spacing="false" fo:line-height="138%" fo:text-align="justify" style:justify-single-word="false" fo:text-indent="0.991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2" style:family="paragraph" style:parent-style-name="Text_20_body">
      <style:paragraph-properties fo:margin-left="3.256cm" fo:margin-right="2.997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3" style:family="paragraph" style:parent-style-name="Text_20_body">
      <style:paragraph-properties fo:margin-left="0.474cm" fo:margin-right="0cm" fo:margin-top="0.044cm" fo:margin-bottom="0cm" style:contextual-spacing="false" fo:line-height="138%" fo:text-align="justify" style:justify-single-word="false" fo:text-indent="0.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4" style:family="paragraph" style:parent-style-name="Text_20_body">
      <style:paragraph-properties fo:margin-left="0cm" fo:margin-right="0cm" fo:margin-top="0.072cm" fo:margin-bottom="0cm" style:contextual-spacing="false" fo:line-height="138%" fo:text-indent="1.76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5" style:family="paragraph" style:parent-style-name="Text_20_body">
      <style:paragraph-properties fo:margin-left="2.616cm" fo:margin-right="2.96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6" style:family="paragraph" style:parent-style-name="Text_20_body">
      <style:paragraph-properties fo:margin-left="0cm" fo:margin-right="0cm" fo:margin-top="0.55cm" fo:margin-bottom="0cm" style:contextual-spacing="false" fo:line-height="138%" fo:text-align="justify" style:justify-single-word="false" fo:text-indent="0.70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7" style:family="paragraph" style:parent-style-name="Text_20_body">
      <style:paragraph-properties fo:margin-left="0cm" fo:margin-right="0cm" fo:margin-top="0.575cm" fo:margin-bottom="0cm" style:contextual-spacing="false" fo:line-height="138%" fo:text-indent="1.8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8" style:family="paragraph" style:parent-style-name="Text_20_body">
      <style:paragraph-properties fo:margin-left="0cm" fo:margin-right="0cm" fo:margin-top="0.085cm" fo:margin-bottom="0cm" style:contextual-spacing="false" fo:line-height="138%" fo:text-align="justify" style:justify-single-word="false" fo:text-indent="1.4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9" style:family="paragraph" style:parent-style-name="Text_20_body">
      <style:paragraph-properties fo:margin-left="0cm" fo:margin-right="0cm" fo:margin-top="0.034cm" fo:margin-bottom="0cm" style:contextual-spacing="false" fo:line-height="138%" fo:text-indent="1.4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0" style:family="paragraph" style:parent-style-name="Text_20_body">
      <style:paragraph-properties fo:margin-left="0cm" fo:margin-right="0cm" fo:margin-top="0.06cm" fo:margin-bottom="0cm" style:contextual-spacing="false" fo:line-height="138%" fo:text-indent="1.49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1" style:family="paragraph" style:parent-style-name="Text_20_body">
      <style:paragraph-properties fo:margin-left="0cm" fo:margin-right="0cm" fo:margin-top="0cm" fo:margin-bottom="0cm" style:contextual-spacing="false" fo:line-height="138%" fo:text-indent="1.19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2" style:family="paragraph" style:parent-style-name="Text_20_body">
      <style:paragraph-properties fo:margin-left="0cm" fo:margin-right="0cm" fo:margin-top="0cm" fo:margin-bottom="0cm" style:contextual-spacing="false" fo:line-height="138%" fo:text-indent="2.02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3" style:family="paragraph" style:parent-style-name="Text_20_body">
      <style:paragraph-properties fo:margin-left="0cm" fo:margin-right="0cm" fo:margin-top="0.06cm" fo:margin-bottom="0cm" style:contextual-spacing="false" fo:line-height="138%" fo:text-align="justify" style:justify-single-word="false" fo:text-indent="1.718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e2998" style:text-blinking="false" fo:background-color="transparent" style:font-size-asian="11pt" style:font-size-complex="11pt"/>
    </style:style>
    <style:style style:name="P124" style:family="paragraph" style:parent-style-name="Text_20_body">
      <style:paragraph-properties fo:margin-left="0.06cm" fo:margin-right="2.473cm" fo:margin-top="0cm" fo:margin-bottom="0cm" style:contextual-spacing="false" fo:line-height="138%" fo:text-indent="-1.76cm" style:auto-text-indent="false" fo:padding="0cm" fo:border="none" style:writing-mode="lr-tb"/>
      <style:text-properties fo:color="#ffffff" loext:opacity="100%" fo:font-size="11pt" officeooo:paragraph-rsid="00edbf1d" style:font-size-asian="11pt" style:font-size-complex="11pt"/>
    </style:style>
    <style:style style:name="P125" style:family="paragraph" style:parent-style-name="Text_20_body">
      <style:paragraph-properties fo:margin-left="0.06cm" fo:margin-right="2.473cm" fo:margin-top="0cm" fo:margin-bottom="0cm" style:contextual-spacing="false" fo:line-height="138%" fo:text-indent="-1.76cm" style:auto-text-indent="false" fo:padding="0cm" fo:border="non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dbf1d" style:text-blinking="false" fo:background-color="transparent" style:font-size-asian="11pt" style:language-asian="ko" style:country-asian="KR" style:font-size-complex="11pt"/>
    </style:style>
    <style:style style:name="P126" style:family="paragraph" style:parent-style-name="Text_20_body">
      <style:paragraph-properties fo:margin-left="0.06cm" fo:margin-right="2.473cm" fo:margin-top="0.542cm" fo:margin-bottom="0cm" style:contextual-spacing="false" fo:line-height="138%" fo:text-indent="-1.76cm" style:auto-text-indent="false" fo:padding="0cm" fo:border="none" style:writing-mode="lr-tb"/>
      <style:text-properties officeooo:paragraph-rsid="00f3af97"/>
    </style:style>
    <style:style style:name="P127" style:family="paragraph" style:parent-style-name="Text_20_body">
      <style:paragraph-properties fo:margin-left="0cm" fo:margin-right="0cm" fo:margin-top="0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8" style:family="paragraph" style:parent-style-name="Text_20_body">
      <style:paragraph-properties fo:margin-left="0cm" fo:margin-right="0cm" fo:margin-top="0.035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9" style:family="paragraph" style:parent-style-name="Text_20_body">
      <style:paragraph-properties fo:margin-left="0cm" fo:margin-right="0cm" fo:margin-top="0.009cm" fo:margin-bottom="0cm" style:contextual-spacing="false" fo:line-height="138%" fo:text-indent="1.6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78ff2" style:text-blinking="false" fo:background-color="transparent" style:font-size-asian="11pt" style:language-asian="ko" style:country-asian="KR" style:font-size-complex="11pt"/>
    </style:style>
    <style:style style:name="P130" style:family="paragraph" style:parent-style-name="Text_20_body">
      <style:paragraph-properties fo:margin-left="0cm" fo:margin-right="0cm" fo:margin-top="0.042cm" fo:margin-bottom="0cm" style:contextual-spacing="false" fo:line-height="138%" fo:text-indent="1.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1" style:family="paragraph" style:parent-style-name="Text_20_body">
      <style:paragraph-properties fo:margin-left="0cm" fo:margin-right="0cm" fo:margin-top="0cm" fo:margin-bottom="0cm" style:contextual-spacing="false" fo:line-height="138%" fo:text-align="justify" style:justify-single-word="false" fo:text-indent="1.72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2" style:family="paragraph" style:parent-style-name="Text_20_body">
      <style:paragraph-properties fo:margin-left="0cm" fo:margin-right="0cm" fo:margin-top="0cm" fo:margin-bottom="0cm" style:contextual-spacing="false" fo:line-height="138%" fo:text-align="justify"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99f51" officeooo:paragraph-rsid="00f99f51" style:text-blinking="false" fo:background-color="transparent" style:font-size-asian="11pt" style:language-asian="ko" style:country-asian="KR" style:font-size-complex="11pt"/>
    </style:style>
    <style:style style:name="P133" style:family="paragraph" style:parent-style-name="Text_20_body">
      <style:paragraph-properties fo:margin-left="0cm" fo:margin-right="0cm" fo:margin-top="0cm" fo:margin-bottom="0cm" style:contextual-spacing="false" fo:line-height="138%" fo:text-align="justify"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fc650" officeooo:paragraph-rsid="00ffc650" style:text-blinking="false" fo:background-color="transparent" style:font-size-asian="11pt" style:language-asian="ko" style:country-asian="KR" style:font-size-complex="11pt"/>
    </style:style>
    <style:style style:name="P134" style:family="paragraph" style:parent-style-name="Text_20_body">
      <style:paragraph-properties fo:margin-left="0cm" fo:margin-right="0cm" fo:margin-top="0cm" fo:margin-bottom="0cm" style:contextual-spacing="false" fo:line-height="138%" fo:text-indent="1.972cm" style:auto-text-indent="false" style:writing-mode="lr-tb"/>
      <style:text-properties fo:color="#ffffff" loext:opacity="100%" fo:font-size="11pt" style:font-size-asian="11pt" style:font-size-complex="11pt"/>
    </style:style>
    <style:style style:name="P135" style:family="paragraph" style:parent-style-name="Text_20_body">
      <style:paragraph-properties fo:margin-left="0cm" fo:margin-right="0cm" fo:margin-top="0.568cm" fo:margin-bottom="0cm" style:contextual-spacing="false" fo:line-height="138%" fo:text-indent="0.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6382a" officeooo:paragraph-rsid="0106382a" style:text-blinking="false" fo:background-color="transparent" style:font-size-asian="11pt" style:language-asian="ko" style:country-asian="KR" style:font-size-complex="11pt"/>
    </style:style>
    <style:style style:name="P136" style:family="paragraph" style:parent-style-name="Standard">
      <style:paragraph-properties fo:line-height="150%"/>
      <style:text-properties fo:color="#ffffff" loext:opacity="100%" style:font-name="나눔고딕" fo:font-size="11pt" fo:font-style="normal" officeooo:rsid="00208bf1" officeooo:paragraph-rsid="010fbbd0" style:font-name-asian="나눔고딕" style:font-size-asian="11pt" style:language-asian="ko" style:country-asian="KR" style:font-style-asian="normal" style:font-size-complex="11pt" style:font-style-complex="normal"/>
    </style:style>
    <style:style style:name="P137" style:family="paragraph" style:parent-style-name="Text_20_body">
      <style:paragraph-properties fo:margin-left="0cm" fo:margin-right="0cm" fo:margin-top="0.68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dbf1d" officeooo:paragraph-rsid="00edbf1d" style:text-blinking="false" fo:background-color="transparent" style:font-size-asian="11pt" style:language-asian="ko" style:country-asian="KR" style:font-size-complex="11pt"/>
    </style:style>
    <style:style style:name="P13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03c0fb" style:text-blinking="false" fo:background-color="transparent" style:font-size-asian="11pt" style:font-size-complex="11pt"/>
    </style:style>
    <style:style style:name="P139"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officeooo:paragraph-rsid="0103c0fb" style:font-size-asian="11pt" style:font-size-complex="11pt"/>
    </style:style>
    <style:style style:name="P140" style:family="paragraph" style:parent-style-name="Text_20_body">
      <style:paragraph-properties fo:margin-left="0cm" fo:margin-right="0cm" fo:margin-top="0cm" fo:margin-bottom="0cm" style:contextual-spacing="false" fo:line-height="138%" fo:text-indent="0cm" style:auto-text-indent="false" style:writing-mode="lr-tb"/>
      <style:text-properties fo:color="#ffffff" loext:opacity="100%" fo:font-size="11pt" officeooo:paragraph-rsid="01167a12" style:font-size-asian="11pt" style:font-size-complex="11pt"/>
    </style:style>
    <style:style style:name="P141" style:family="paragraph" style:parent-style-name="Text_20_body">
      <style:paragraph-properties fo:margin-left="0cm" fo:margin-right="0cm" fo:margin-top="0.051cm" fo:margin-bottom="0cm" style:contextual-spacing="false" fo:line-height="138%" fo:text-indent="0cm" style:auto-text-indent="false" style:writing-mode="lr-tb"/>
      <style:text-properties fo:color="#ffffff" loext:opacity="100%" fo:font-size="11pt" officeooo:paragraph-rsid="01093b81" style:font-size-asian="11pt" style:font-size-complex="11pt"/>
    </style:style>
    <style:style style:name="P142" style:family="paragraph" style:parent-style-name="Text_20_body">
      <style:paragraph-properties fo:margin-left="0cm" fo:margin-right="0cm" fo:margin-top="0.051cm" fo:margin-bottom="0cm" style:contextual-spacing="false" fo:line-height="138%"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3" style:family="paragraph" style:parent-style-name="Text_20_body">
      <style:paragraph-properties fo:margin-left="0cm" fo:margin-right="0cm" fo:margin-top="0.051cm" fo:margin-bottom="0cm" style:contextual-spacing="false" fo:line-height="138%"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80deb" officeooo:paragraph-rsid="01080deb" style:text-blinking="false" fo:background-color="transparent" style:font-size-asian="11pt" style:language-asian="ko" style:country-asian="KR" style:font-size-complex="11pt"/>
    </style:style>
    <style:style style:name="P144" style:family="paragraph" style:parent-style-name="Text_20_body">
      <style:paragraph-properties fo:margin-left="0cm" fo:margin-right="0cm" fo:margin-top="0cm" fo:margin-bottom="0cm" style:contextual-spacing="false" fo:line-height="138%" fo:text-indent="1.812cm" style:auto-text-indent="false" style:writing-mode="lr-tb"/>
      <style:text-properties fo:color="#ffffff" loext:opacity="100%" fo:font-size="11pt" officeooo:rsid="011508d6" officeooo:paragraph-rsid="011508d6" style:font-size-asian="11pt" style:language-asian="ko" style:country-asian="KR" style:font-size-complex="11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010bbf8"/>
    </style:style>
    <style:style style:name="T17" style:family="text">
      <style:text-properties officeooo:rsid="007e54a0"/>
    </style:style>
    <style:style style:name="T18" style:family="text">
      <style:text-properties officeooo:rsid="007f2a80"/>
    </style:style>
    <style:style style:name="T19" style:family="text">
      <style:text-properties officeooo:rsid="007fe57d"/>
    </style:style>
    <style:style style:name="T20" style:family="text">
      <style:text-properties officeooo:rsid="0080f85a"/>
    </style:style>
    <style:style style:name="T2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3" style:family="text">
      <style:text-properties fo:font-variant="normal" fo:text-transform="none" style:text-line-through-style="none" style:text-line-through-type="none" style:text-underline-style="none" style:text-blinking="false" fo:background-color="transparent" loext:char-shading-value="0"/>
    </style:style>
    <style:style style:name="T24"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26"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28"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29"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30"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1"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3"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font-name="Arial" fo:font-style="normal" style:text-underline-style="none" fo:font-weight="normal" officeooo:rsid="00e32f1a" style:text-blinking="false" fo:background-color="transparent" loext:char-shading-value="0" style:language-asian="ko" style:country-asian="KR"/>
    </style:style>
    <style:style style:name="T35" style:family="text">
      <style:text-properties fo:font-variant="normal" fo:text-transform="none" style:text-line-through-style="none" style:text-line-through-type="none" style:font-name="Arial" fo:font-style="normal" style:text-underline-style="none" fo:font-weight="normal" officeooo:rsid="00e6f2e1" style:text-blinking="false" fo:background-color="transparent" loext:char-shading-value="0" style:language-asian="ko" style:country-asian="KR"/>
    </style:style>
    <style:style style:name="T36" style:family="text">
      <style:text-properties fo:font-variant="normal" fo:text-transform="none" style:text-line-through-style="none" style:text-line-through-type="none" style:font-name="Arial" fo:font-style="normal" style:text-underline-style="none" fo:font-weight="normal" officeooo:rsid="00e46497"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font-name="Arial" fo:font-style="normal" style:text-underline-style="none" fo:font-weight="normal" officeooo:rsid="00e87679" style:text-blinking="false" fo:background-color="transparent" loext:char-shading-value="0" style:language-asian="ko" style:country-asian="KR"/>
    </style:style>
    <style:style style:name="T38" style:family="text">
      <style:text-properties fo:font-variant="normal" fo:text-transform="none" style:text-line-through-style="none" style:text-line-through-type="none" style:font-name="Arial" fo:font-style="normal" style:text-underline-style="none" fo:font-weight="normal" officeooo:rsid="00eb936b" style:text-blinking="false" fo:background-color="transparent" loext:char-shading-value="0" style:language-asian="ko" style:country-asian="KR"/>
    </style:style>
    <style:style style:name="T39" style:family="text">
      <style:text-properties fo:font-variant="normal" fo:text-transform="none" style:text-line-through-style="none" style:text-line-through-type="none" style:font-name="Arial" fo:font-style="normal" style:text-underline-style="none" fo:font-weight="normal" officeooo:rsid="00ef6001"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style:font-name="Arial" fo:font-style="normal" style:text-underline-style="none" fo:font-weight="normal" officeooo:rsid="0101a36c" style:text-blinking="false" fo:background-color="transparent" loext:char-shading-value="0" style:language-asian="ko" style:country-asian="KR"/>
    </style:style>
    <style:style style:name="T41" style:family="text">
      <style:text-properties fo:font-variant="normal" fo:text-transform="none" style:text-line-through-style="none" style:text-line-through-type="none" style:font-name="Arial" fo:font-style="normal" style:text-underline-style="none" fo:font-weight="normal" officeooo:rsid="01107013"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44"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45"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46"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style>
    <style:style style:name="T47"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48" style:family="text">
      <style:text-properties fo:font-variant="normal" fo:text-transform="none" style:text-line-through-style="none" style:text-line-through-type="none" style:font-name="Times New Roman" style:text-underline-style="none" fo:font-weight="normal" style:text-blinking="false" fo:background-color="transparent" loext:char-shading-value="0"/>
    </style:style>
    <style:style style:name="T49" style:family="text">
      <style:text-properties fo:font-variant="normal" fo:text-transform="none" style:text-line-through-style="none" style:text-line-through-type="none" style:font-name="Times New Roman" style:text-underline-style="none" fo:font-weight="normal" officeooo:rsid="009cbfbd" style:text-blinking="false" fo:background-color="transparent" loext:char-shading-value="0"/>
    </style:style>
    <style:style style:name="T50" style:family="text">
      <style:text-properties fo:font-variant="normal" fo:text-transform="none" style:text-line-through-style="none" style:text-line-through-type="none" style:font-name="Times New Roman1" fo:font-style="normal" style:text-underline-style="none" fo:font-weight="normal" style:text-blinking="false" fo:background-color="transparent" loext:char-shading-value="0"/>
    </style:style>
    <style:style style:name="T51"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52"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53" style:family="text">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54"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3af97" style:text-blinking="false" fo:background-color="transparent" loext:char-shading-value="0" style:font-size-asian="11pt" style:language-asian="ko" style:country-asian="KR" style:font-size-complex="11pt"/>
    </style:style>
    <style:style style:name="T55"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edbf1d" style:text-blinking="false" fo:background-color="transparent" loext:char-shading-value="0" style:font-size-asian="11pt" style:language-asian="ko" style:country-asian="KR" style:font-size-complex="11pt"/>
    </style:style>
    <style:style style:name="T56"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ca029d" style:text-blinking="false" fo:background-color="transparent" loext:char-shading-value="0" style:font-size-asian="11pt" style:language-asian="ko" style:country-asian="KR" style:font-size-complex="11pt"/>
    </style:style>
    <style:style style:name="T57"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99f51" style:text-blinking="false" fo:background-color="transparent" loext:char-shading-value="0" style:font-size-asian="11pt" style:language-asian="ko" style:country-asian="KR" style:font-size-complex="11pt"/>
    </style:style>
    <style:style style:name="T58" style:family="text">
      <style:text-properties style:font-name="나눔고딕" fo:font-style="normal" officeooo:rsid="00208bf1" style:font-name-asian="나눔고딕" style:language-asian="ko" style:country-asian="KR" style:font-style-asian="normal" style:font-style-complex="normal"/>
    </style:style>
    <style:style style:name="T59" style:family="text">
      <style:text-properties style:font-name="나눔고딕" fo:font-style="normal" officeooo:rsid="00988edd" style:font-name-asian="나눔고딕" style:language-asian="ko" style:country-asian="KR" style:font-style-asian="normal" style:font-style-complex="normal"/>
    </style:style>
    <style:style style:name="T60" style:family="text">
      <style:text-properties style:font-name="나눔고딕" fo:font-style="normal" officeooo:rsid="00868504" style:font-name-asian="나눔고딕" style:language-asian="ko" style:country-asian="KR" style:font-style-asian="normal" style:font-style-complex="normal"/>
    </style:style>
    <style:style style:name="T61" style:family="text">
      <style:text-properties officeooo:rsid="009cbfbd"/>
    </style:style>
    <style:style style:name="T62" style:family="text">
      <style:text-properties officeooo:rsid="00a1cb1c"/>
    </style:style>
    <style:style style:name="T63" style:family="text">
      <style:text-properties fo:color="#ffffff" loext:opacity="100%"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64" style:family="text">
      <style:text-properties fo:color="#ffffff" loext:opacity="100%"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65" style:family="text">
      <style:text-properties fo:color="#ffffff" loext:opacity="100%"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66" style:family="text">
      <style:text-properties fo:color="#ffffff" loext:opacity="100%" style:font-name="나눔고딕" fo:font-size="11pt" fo:font-style="normal" officeooo:rsid="00796c74" style:font-name-asian="나눔고딕" style:font-size-asian="11pt" style:language-asian="ko" style:country-asian="KR" style:font-style-asian="normal" style:font-size-complex="11pt" style:font-style-complex="normal"/>
    </style:style>
    <style:style style:name="T67" style:family="text">
      <style:text-properties officeooo:rsid="00e2a419"/>
    </style:style>
    <style:style style:name="T68" style:family="text">
      <style:text-properties officeooo:rsid="011070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y the Technological System will destroy itself</text:p>
      <text:p text:style-name="P3"/>
      <text:p text:style-name="P4">“<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3"/>
      <text:p text:style-name="P3">“<text:span text:style-name="T13">자연에게 있어, </text:span><text:span text:style-name="T14">권력</text:span><text:span text:style-name="T9">은 권리의 본질이다.” - 랄프 왈도 에머슨</text:span></text:p>
      <text:p text:style-name="P3"/>
      <text:p text:style-name="P5"><text:span text:style-name="T16">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6"><text:s/></text:p>
      <text:p text:style-name="P7"><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7"/>
      <text:p text:style-name="P8">“<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0"/>
      <text:p text:style-name="P7"/>
      <text:p text:style-name="P11">여기서 우리는 사회 발전에 자연선택이 어떤 역할을 하는지 설명하는 것에만 집중한다. 우리는 권력 투쟁에서 승리한 자들에 대한 어떠한 긍정적인 가치 판단도 하지 않는다.</text:p>
      <text:p text:style-name="P7"/>
      <text:p text:style-name="P9"/>
      <text:p text:style-name="P12"><text:span text:style-name="T67">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2"/>
      <text:p text:style-name="P136">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9"/>
      <text:p text:style-name="P13">(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22"/>
      <text:p text:style-name="P13"><text:soft-page-break/>자연선택의 법칙은 생물학에만 적용될 뿐만 아니라, 자가증식 체제가 존재하는 모든 환경에 적용된다. 이 법칙은 대략적으로 다음과 같다:</text:p>
      <text:p text:style-name="P22"/>
      <text:p text:style-name="P13">생존과 증식에 최적화된 특성을 가진 자가증식 체제들이 다른 자가증식 체제들보다 더욱 잘 생존하고 증식하는 경향이 있다.</text:p>
      <text:p text:style-name="P13"/>
      <text:p text:style-name="P13">물론 이건 동어반복이고, 새롭게 알려주는 것이 없다. 하지만 이는 우리가 놓치고 있는 요소들에 집중하게 해준다.</text:p>
      <text:p text:style-name="P13"/>
      <text:p text:style-name="P13">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3"/>
      <text:p text:style-name="P13"/>
      <text:p text:style-name="P13">전제 1. 어떤 환경이든 충분히 풍족하면, 자가증식 체제들이 등장할 것이며, 자연선택으로 인해 대단히 복잡하고, 절묘하고, 정교한 생존, 증식 수단을 가진 자가증식 체제들이 진화할 것이다.</text:p>
      <text:p text:style-name="P13"/>
      <text:p text:style-name="P13"/>
      <text:p text:style-name="P13">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3"/>
      <text:p text:style-name="P13">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3"/>
      <text:p text:style-name="P13">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3"/>
      <text:p text:style-name="P13"/>
      <text:p text:style-name="P13"><text:soft-page-break/>전제 2. 단기적으로, 자연선택은 장기적인 결과에 신경쓰지 않고 단기적 이익을 추구하는 자가증식 체제들을 선호한다.</text:p>
      <text:p text:style-name="P13"/>
      <text:p text:style-name="P13"/>
      <text:p text:style-name="P13">이 전제는 다음의 전제로 이어진다.</text:p>
      <text:p text:style-name="P13"/>
      <text:p text:style-name="P13"/>
      <text:p text:style-name="P13">전제 3. 주어진 상위체제의 하위체제들은, 자신의 상위체제와 상위체제에 만연하는 조건들에 의존한다.</text:p>
      <text:p text:style-name="P13"/>
      <text:p text:style-name="P13"/>
      <text:p text:style-name="P13">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3"/>
      <text:p text:style-name="P18"><text:span text:style-name="T58">이 </text:span><text:span text:style-name="T59">장에서</text:span><text:span text:style-name="T58">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3"/>
      <text:p text:style-name="P13">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3"/>
      <text:p text:style-name="P13"/>
      <text:p text:style-name="P13">전제 4. 이동, 통신 문제는 자가증식 체제가 그 기능을 확장할 수 있는 지리적 범위에 한계를 둔다.</text:p>
      <text:p text:style-name="P13"/>
      <text:p text:style-name="P13"/>
      <text:p text:style-name="P13">인간의 경험에 따르면:</text:p>
      <text:p text:style-name="P13"/>
      <text:p text:style-name="P13"/>
      <text:p text:style-name="P13"><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22"/>
      <text:p text:style-name="P31"><text:span text:style-name="T24">인류 역사를 통해 전제 </text:span><text:span text:style-name="T25">4와 전제 5를 확인할 수 있다. </text:span><text:span text:style-name="T24">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3"/>
      <text:p text:style-name="P13">오늘날에는 지구상의 어느 두 지점이든 빠르게 이동할 수 있고, 실시간에 가까운 통신이 가능하다. 따라서,</text:p>
      <text:p text:style-name="P13"/>
      <text:p text:style-name="P13"/>
      <text:p text:style-name="P13">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3"/>
      <text:p text:style-name="P13"/>
      <text:p text:style-name="P13">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3"/>
      <text:p text:style-name="P13">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3"/>
      <text:p text:style-name="P13"/>
      <text:p text:style-name="P13">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3"/>
      <text:p text:style-name="P13"/>
      <text:p text:style-name="P13">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3"/>
      <text:p text:style-name="P13">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3"/>
      <text:p text:style-name="P13">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3"/>
      <text:p text:style-name="P13">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3"/>
      <text:p text:style-name="P13">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3"/>
      <text:p text:style-name="P13">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3"/>
      <text:p text:style-name="P32">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3"/>
      <text:p text:style-name="P13">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3"/>
      <text:p text:style-name="P13">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3"/>
      <text:p text:style-name="P14"><text:span text:style-name="T21">첫째, 세계-체제는 여전히 고도로 복잡하고 팽팽하게 연결되어 있을 것이다.</text:span><text:span text:style-name="T48"> 이런 문제들을 다루는 학자들은 산업 체제를 만들 때 “비동조화</text:span><text:span text:style-name="T49">(decoupling)”라는 안전장치를 마련하는 것을 권한다. 비동조화는 체제의 한 부분에 발생한 결함이 다른 부분으로 전달되는 것을 막는 “장벽” 역할을 한다.</text:span><text:span text:style-name="T48">화학공장, 원자력 발전소, 금융 시스템과 같은 세계-체제의 상대적으로 제한적인 하위체제에 대해서는 이론상으로 이런 수단들이 효과를 발휘할 수도 있다. 하지만 페로우</text:span><text:span text:style-name="T49">(Perrow)는 우리 사회의 이런 제한적인 체제들조차도</text:span><text:span text:style-name="T48">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61">1장에서 길게 설명했듯이, 그러한 계획은 절대 성공적으로 실현될 수 없다.</text:span></text:p>
      <text:p text:style-name="P22"/>
      <text:p text:style-name="P15">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25"/>
      <text:p text:style-name="P15">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5"/>
      <text:p text:style-name="P39"/>
      <text:p text:style-name="P15">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25"/>
      <text:p text:style-name="P15">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25"/>
      <text:p text:style-name="P15"/>
      <text:p text:style-name="P15">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28"/>
      <text:p text:style-name="P16">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2"/>
      <text:p text:style-name="P33">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6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40"><text:soft-page-break/></text:p>
      <text:p text:style-name="P1"><text:span text:style-name="T47">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21">이스라엘에서는 </text:span><text:span text:style-name="T22">(전적으로 합법적인)초</text:span><text:span text:style-name="T21">강경 근본주의 종파가 놀라울 정도로 강해졌고, 지금까지 세속적이었던 국가의 가치와 목표를 전복하려는 심각한 위협을 가하고 있다.</text:span><text:span text:style-name="T22"> </text:span><text:span text:style-name="T21">오늘날 우리가 알고 있는 대기업들은 상대적으로 최근에 </text:span><text:span text:style-name="T22">(그리고 완벽하게 합법적으로)</text:span><text:span text:style-name="T21">등장했다. 그들은 고작 </text:span><text:span text:style-name="T22">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2"/>
      <text:p text:style-name="P30"><text:span text:style-name="T21">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21"/>
      <text:p text:style-name="P17">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23"/>
      <text:p text:style-name="P29"><text:span text:style-name="T63">냉혹한 현실을 직면하기 </text:span><text:span text:style-name="T64">힘들어하는</text:span><text:span text:style-name="T63"> 사람들은 앞에서 설명한 파괴적 경쟁으로 이어지는 과정을 막도록 세계-체제를 설계하고 건설하는 것이 가능하길 원할 것이다. 하지만 </text:span><text:span text:style-name="T65">1장에서 우리는 왜 그런 계획이 결코 현실에서 시행될 수 없는지 설명했다. </text:span><text:span text:style-name="T63">예상되는 반론은, 포유류</text:span><text:span text:style-name="T66">(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27"/>
      <text:p text:style-name="P34">그러나 포유류의 신체는, 수천만년의 자연선택을 통한 진화의 산물이다. 이는 수백만년 간 시행착오를 겪으며 만들어졌음을 의미한다. 세대 교체 기간을 Δ라고 가정한다면, <text:s/>첫 세대 중 Δ시간 동안 두번째 <text:soft-page-break/>세대를 생산해낸 개체들만이 시험을 통과한 것이다. 세번째 세대까지 살아남은 혈통들은 오직 <text:span text:style-name="T17">2</text:span>Δ 시간의 시험을 통과한 혈통들 뿐이다. 네번째 세대까지 살아남은 혈통들은 오직 <text:s/><text:span text:style-name="T18">3</text:span>Δ 시간의 시험을 통과한 혈통들 뿐이다. 이렇게 계속 이어진다. <text:span text:style-name="T19">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0">다시 말하자면, 유기체의 혈통은 일련의 수백만계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24"/>
      <text:p text:style-name="P35">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38"/>
      <text:p text:style-name="P36"><text:span text:style-name="T60">하지만 일단 자가증식 체제들이 세계적 규모에 도달하면, 두 가지 중요한 차이점이 발생한다. 첫번째 차이점은 “적합”한 개체 수의 차이다. </text:span><text:span text:style-name="T58"><text:s/>세계를 지배할 만큼 충분히 거대하고 강력한 자가증식 체제들은 수십 개 혹은 수백 개에 불과하다. 분명, 백만에 이르지는 못할 것이다. </text:span><text:span text:style-name="T29">“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28">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30">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45"><text:s/></text:p>
      <text:p text:style-name="P46">한편, 세계적 자가증식 체제들 간의 격렬한 경쟁은 지구의 기후, 대기구성, 해양 성분에 극단적이고 급격한 변화를 가져올 것이고, 생물권에 대단히 파괴적인 영향을 줄 것이다.</text:p>
      <text:p text:style-name="P41"/>
      <text:p text:style-name="P37"><text:soft-page-break/><text:span text:style-name="T30">이 장의 </text:span><text:span text:style-name="T31">Part IV에서 우리는 이 사안에 대해 더욱 자세히 알아볼 것이다. </text:span><text:span text:style-name="T30">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43"/>
      <text:p text:style-name="P26">************************************************************************************************************</text:p>
      <text:p text:style-name="P19"><text:span text:style-name="T30">우리가 여기서 제시한 이론은 소위 말하는 페르미 역설</text:span><text:span text:style-name="T32">(Fermi Paradox)에 그럴듯한 설명을 줄 수 있다. </text:span><text:span text:style-name="T30">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42"/>
      <text:p text:style-name="P44">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27"/>
      <text:p text:style-name="P59"><text:span text:style-name="T56">III. </text:span><text:span text:style-name="T53">자가증식 체제에 관한 우리의 논의는 우리 주변에서 볼 수 있는 구체적인 것들을 일반적이고 추상적인 용어로 설명한 것이다. 조직, 운동, 이념은 끊임없는 권력 투쟁에 묶</text:span><text:span text:style-name="T57">여있다</text:span><text:span text:style-name="T53">.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27"/>
      <text:p text:style-name="P66"><text:span text:style-name="T27">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43">통</text:span><text:span text:style-name="T27">신 수단이라는 두 개의 요소의 결합으로 인해 발생한 불가피한 현상이다. </text:span></text:p>
      <text:p text:style-name="P52"/>
      <text:p text:style-name="P52">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31"/>
      <text:p text:style-name="P65">에너지 절약 옹호자들이 무슨 일이 벌어지고 있는지 눈치채지 못했다는 것은 놀랍다. 일단 절약을 통해 에너지를 남기면, 기술적 세계-체제는 이 에너지를 게걸스럽게 먹어치우고는 더 달라고 <text:soft-page-break/>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28"/>
      <text:p text:style-name="P58"><text:span text:style-name="T27">이는 자가증식 체제 이론으로 설명된다: 환경에는 일말의 존중도 하지 않고 지금 당장의 권력을 추구하는 조직들</text:span><text:span text:style-name="T44">(또는 자가증식 체제들)은, 우리 환경에 지금으로부터 50년 후, 혹은 심지어 10년 후에 끼칠 영향을 고려해 권력 추구를 자제하는 조직들보다 더 많은 권력을 얻게된다. </text:span><text:span text:style-name="T45">(전제 2.) 따라서, 자연선택의 과정을 통해, 세상은 장기적 결과에는 아랑곳하지 않고 자신의 권력을 강화하기 위해 모든 가용 자원을 가능한 최대로 사용하는 조직들에 의해 지배받게 된다.</text:span></text:p>
      <text:p text:style-name="P71"/>
      <text:p text:style-name="P64"><text:span text:style-name="T30">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3">SNS를 비롯한 도피 수단들은 사람들로 하여금 탐욕적 쾌감을 좇게 만들어 환경 문제에 대한 걱정을 잊게끔 해준다. </text:span><text:span text:style-name="T30">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27">“</text:span><text:span text:style-name="T30">경제성장률을 높이지 않으면 중국인들이 우리를 추월할거에요. 기술과 무기를 발전시키지 않으면 알 카에다가 우리를 날려버릴거에요.”</text:span></text:p>
      <text:p text:style-name="P129"/>
      <text:p text:style-name="P61">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23"/>
      <text:p text:style-name="P62">자신들의 권력 추구에 대한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62"/>
      <text:p text:style-name="P51">이것이 바로 사람들에게 환경적 책임감을 갖도록 가르치려는 시도가 환경파괴를 늦추는데 별다른 영향을 주지 못한 이유이다. 그리고 다시 한번 말하지만, 우리가 여기서 설명한 과정은 특정 상황에 <text:soft-page-break/>의한 우연 또는 인간의 결함으로 인한 것이 아니다. 첨단 기술의 존재로 인해, 자가증식 체제에 작용하는 자연선택은 불가피하게 이 과정을 동반하게 된다.</text:p>
      <text:p text:style-name="P53"/>
      <text:p text:style-name="P56"><text:span text:style-name="T34">지구 생물의 역사를 알고, 기술 체제가 우리 행성에 하는 짓을 목격한 사람들은 “6차 대멸종”이 현재 진행 중이라고 생각한다. </text:span><text:span text:style-name="T30">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54"/>
      <text:p text:style-name="P68"><text:span text:style-name="T30">알려진 바에 의하면, 과거의 대멸종들은 하나의 파괴적 요소, 또는 </text:span><text:span text:style-name="T36">2~3개의 파괴적 요소의 등장으로 인해 발생한 것이었다. </text:span><text:span text:style-name="T30">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35">(모두 단순하고 눈먼 힘이었다)</text:span><text:span text:style-name="T30">이 많지 않다는 점을 부정하지 않는다.</text:span></text:p>
      <text:p text:style-name="P67">===================================================</text:p>
      <text:p text:style-name="P60"><text:span text:style-name="T30">이전의 사건들과는 다르게, 지금 진행 중인 멸종은 단 하나의 눈먼 힘 또는 </text:span><text:span text:style-name="T37">2~3개 또는 10개의 눈먼 힘들로 인해 발생하는 것이 아니다. </text:span><text:span text:style-name="T30">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73"/>
      <text:p text:style-name="P63">==========================================</text:p>
      <text:p text:style-name="P69"><text:span text:style-name="T30">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38">1.7마일에서 살아간다. </text:span><text:span text:style-name="T30">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30"><text:soft-page-break/></text:p>
      <text:p text:style-name="P70">==========================</text:p>
      <text:p text:style-name="P124"><text:span text:style-name="T30"><text:tab/></text:span><text:span text:style-name="T39"><text:tab/></text:span><text:span text:style-name="T30">과학자들이 벼룩을 관찰했네.</text:span></text:p>
      <text:p text:style-name="P124"><text:span text:style-name="T27"><text:tab/><text:tab/></text:span><text:span text:style-name="T30">벼룩의 피를 빨아먹는 작은 벼룩이 붙어있네.</text:span></text:p>
      <text:p text:style-name="P124"><text:span text:style-name="T27"><text:tab/><text:tab/></text:span><text:span text:style-name="T30">그 벼룩에도 여전히 벼룩이 붙어있네.</text:span></text:p>
      <text:p text:style-name="P125"><text:tab/><text:tab/>그렇게 무한히 계속되네.</text:p>
      <text:p text:style-name="P126"><text:span text:style-name="T53"><text:tab/></text:span><text:span text:style-name="T55">==========================</text:span></text:p>
      <text:p text:style-name="P126"><text:span text:style-name="T55"><text:tab/></text:span><text:span text:style-name="T53">두말할 것 없이, 생명이 살 수 있는 환경에는 제한이 있다. 예를 들어, <text:s/>100° C 이상의 온도에서 평범한 단백질이 안정적으로 작동할 수 있는 일반적인 </text:span><text:span text:style-name="T54">기제가 존재하는지에 대한 질문이 있어왔다. </text:span><text:span text:style-name="T53">그럼에도 불구하고, 어떤 유기체들은 113° C의 높은 온도에서도 산다. 하지만 이보다 높은 온도에서 생존하고 번식하는 경우는 발견되지 않았다.</text:span></text:p>
      <text:p text:style-name="P137">========================</text:p>
      <text:p text:style-name="P133">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32">=================================</text:p>
      <text:p text:style-name="P57"><text:span text:style-name="T30">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40">16세기 즈음엔, 광업으로 인해 시냇물과 강이 오염되고, 시골 지역이 파괴되었다는 것이 분명해졌다. </text:span><text:span text:style-name="T30">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55">=================================================</text:p>
      <text:p text:style-name="P139"><text:span text:style-name="T30">수십 년 전에는 쓸모없는 것으로 여겨졌던 원소들의 새로운 용도가 발견되면서, 채굴 활동은 여전히 다른 지역들에 침투해 들어가고 있다. 대부분의 “희토류”들은 </text:span><text:span text:style-name="T42">20세기 중반 이전에는 제한된 유용성만을 갖고 있었다. 하지만 현재에는 많은 목적에 필수적인 것으로 여겨지고 있다.56 </text:span><text:span text:style-name="T30">예를 들어, 풍력 발전기에 필요한 가벼운 영구 자석을 만드는 데에는 많은 양의 네오디뮴이 필요하다. 불행하게도, 대부분의 희토류는 방사성 원소를 포함하고 있다. 따라서 희토류 금속 채굴은 방사능 폐기물을 만든다. 그 외에도 희토류 채굴은 일반적인 채굴과 유사한 환경 문제들을 낳는다.</text:span></text:p>
      <text:p text:style-name="P135"><text:soft-page-break/>================</text:p>
      <text:p text:style-name="P141"><text:span text:style-name="T30">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41">2구리로 처리된 울타리는 미국 서부에서 대단히 널리 사용되고 있으며, 수백만개가 있을 것이 분명하다. </text:span><text:span text:style-name="T30">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이나 다를게 없다.</text:span></text:p>
      <text:p text:style-name="P142"/>
      <text:p text:style-name="P143">==========</text:p>
      <text:p text:style-name="P140"><text:span text:style-name="T27">The extraction and processing of other resources have followed similar trajectories. </text:span></text:p>
      <text:p text:style-name="P140"><text:span text:style-name="T27"/></text:p>
      <text:p text:style-name="P140"><text:span text:style-name="T27">Petroleum, long known as a substance that seeped from the ground in places, originally had few uses. </text:span></text:p>
      <text:p text:style-name="P140"><text:span text:style-name="T27"/></text:p>
      <text:p text:style-name="P140"><text:span text:style-name="T27">But during the 19th century it was discovered that kerosene, distilled from petroleum, could be burned for illumination in lamps, and for that purpose was superior to wha</text:span><text:span text:style-name="T50">l</text:span><text:span text:style-name="T27">e oil. </text:span></text:p>
      <text:p text:style-name="P140"><text:span text:style-name="T27"/></text:p>
      <text:p text:style-name="P140"><text:span text:style-name="T27">As a result of this discovery the first "oil well</text:span><text:span text:style-name="T23">” </text:span><text:span text:style-name="T27">was drilled in Pennsylvania in 1859, and drilling elsewhere soon followed. </text:span></text:p>
      <text:p text:style-name="P140"><text:span text:style-name="T27"/></text:p>
      <text:p text:style-name="P140"><text:span text:style-name="T27">The petroleum industry at that time was based ma</text:span><text:span text:style-name="T50">inl</text:span><text:span text:style-name="T27">y on kerosene; there was little demand for other petroleum products, such as natural gas and gasoline. </text:span></text:p>
      <text:p text:style-name="P140"><text:span text:style-name="T27"/></text:p>
      <text:p text:style-name="P140"><text:span text:style-name="T27">But natural gas later came to be used on a large scale for heating, cooking, and illumination, and after the advent of the gasoline-powered automobile around the beginning of the 20th century the petroleum industry won a position of central importance in the economy of the industrialized world.</text:span></text:p>
      <text:p text:style-name="P140"><text:span text:style-name="T27"/></text:p>
      <text:p text:style-name="P140"><text:span text:style-name="T27">From that time on, new uses for petroleum products have continually been discovered. </text:span></text:p>
      <text:p text:style-name="P140"><text:span text:style-name="T27"/></text:p>
      <text:p text:style-name="P140"><text:span text:style-name="T27">In addition, processes have been developed for transforming hydrocarbons so that formerly useless petroleum dist</text:span><text:span text:style-name="T50">ill</text:span><text:span text:style-name="T27">ates can be turned into useful products, and oil deposits that, because of their undesirable characteristics (e.g., high sulfur content), might not have been worth extracting, can now be made valuable.61 </text:span></text:p>
      <text:p text:style-name="P144"><text:span text:style-name="T27">=====================================</text:span></text:p>
      <text:p text:style-name="P47"><text:span text:style-name="T27">Oil companies have come up with ever more sophist</text:span><text:span text:style-name="T50">i</text:span><text:span text:style-name="T27">cated methods for locating petroleum deposits, and this is one of the reasons why estimates of "known oil reserves</text:span><text:span text:style-name="T23">” </text:span><text:span text:style-name="T27">keep increasing. But the estimates also increase because previously inaccessible petroleum is made accessible by n</text:span><text:span text:style-name="T51">e</text:span><text:span text:style-name="T27">w technologies that make it profitable to extract petroleum (including natural gas) from ever more </text:span><text:soft-page-break/><text:span text:style-name="T27">difficult sources. Drillers penetrate deeper and deeper into the Earth's crust, and are even able to drill horizontally; "fracking</text:span><text:span text:style-name="T23">” </text:span><text:span text:style-name="T27">(hydraulic fracturing) releases new reserves of oil, and especially gas, from shale rock; techniques are under development for utilizing the vast deposits of methane hydrate found on the ocean floor. 62 As a result of all these technical advances more and more of the Earth's surface is raped by the petroleum industry, and for humans who get in the way it's just tough luck. Fracking, for example, is not a benign technique;63 among other things, wastewater disposal associated with fracking causes earthquakes. 64 </text:span></text:p>
      <text:p text:style-name="P75"><text:span text:style-name="T27">Anyone who thinks the technological world-system is ever going to stop burning fossil fuels (while any are left) is dreaming:65 But whether or not the system ever renounces such fuels, other destructive sources of</text:span><text:span text:style-name="T51">. </text:span><text:span text:style-name="T27">energy will be utilized. Nuclear power-plants generate radioactive waste; no provably safe way of disposing of such waste has yet been identified, 66 and the world's leading self-prop systems aren't even trying very hard to find a permanent home for the accumulating radioactive garbage. Of course, the self-prop systems need energy for the maintenance of their power here and now, whereas radioactive waste represents only a danger for the future and, as we've emphasized, natural selection favors self-prop systems that compete for power in the present with little regard for long term consequences. So nuclear power-plants continue to be built, while the prob</text:span><text:span text:style-name="T50">l</text:span><text:span text:style-name="T27">em of dealing with their burned-out fuel is largely neglected. In fact, the problem of nuclear waste is on track to become totally unmanage able because, instead of a few of the big, old-style reactors, numerous small ones (</text:span><text:span text:style-name="T23">“</text:span><text:span text:style-name="T27">mini-nukes</text:span><text:span text:style-name="T23">”</text:span><text:span text:style-name="T27">) will soon be built, 68 so that every little town can have its own nuclear power-plant.69 With the big, old-style reactors at least the radioactive wastes have been concentrated at a relatively small number of sites, but with numerous min</text:span><text:span text:style-name="T50">i-nuk</text:span><text:span text:style-name="T27">es scattered over the world radioactive wastes will be everywhere. One would have to be extraordinarily naïve, or else gifted with a remarkable capacity for self-deception, to believe that each little two-bit burg is going to handle its nuclear waste responsibly. In practice, much of the radioactive material will escape into the environment. </text:span></text:p>
      <text:p text:style-name="P76"><text:span text:style-name="T27">"Green" energy sources aren't going to wean the system from its dependence on fossil fuels and nuc</text:span><text:span text:style-name="T50">l</text:span><text:span text:style-name="T27">ear power. But even if they did, green ener</text:span><text:span text:style-name="T52">g</text:span><text:span text:style-name="T27">y sources don't look so green when one examines them closely. “There's no free lunch when it comes to meeting our energy needs," says the director of the Natural Resources Defense Council's land program. “To get energy, we need to do things that will have impacts.”70 </text:span></text:p>
      <text:p text:style-name="P77"><text:span text:style-name="T27">The construction of wind farms entails the creation of radioactive waste because, as noted earlier, the lightweight permanent magnets in wind turbines require the rare-earth element neodymium. In addition, wind farms kill numerous birds, which fly into the "propellers</text:span><text:span text:style-name="T23">” </text:span><text:span text:style-name="T27">of the turbines.71 Large numbers of new wind-farms are planned in the U.S., China, and presumably other countries as well,72 and a likely result will be the extermination of many species of birds. “Shawn Smallwood, a Davis, Calif. ecologist and researcher (said:] “Just the sheer numbers of turbines we're talking about--we're going to be killing so many raptors until there are no more raptors in my opinion.”»73 Raptors play an important role in controlling rodent populations, so when the raptors are gone more pesticides will have to be used to kill rodents. </text:span></text:p>
      <text:p text:style-name="P78"><text:span text:style-name="T27">The United States has been developing a military robot called the EATR that relies on green energy inasmuch as it "fuels itself by eating whatever biomass</text:span><text:span text:style-name="T23">”—</text:span><text:span text:style-name="T27">a renewable resource</text:span><text:span text:style-name="T23">—“</text:span><text:span text:style-name="T27">it </text:span><text:soft-page-break/><text:span text:style-name="T27">finds around it.”74 But you can imagine the devastation that would result from a war fought by armies of robots that gobble for fuel whatever biomass they find. And if the biomass-gobbling technology is ever adapted to civilian use, it will endanger every living thing that can be used to satisfy the system's always ravenous appetite for energy. </text:span></text:p>
      <text:p text:style-name="P79"><text:span text:style-name="T27">But solar energy is harmless, right? Well, not quite, for solar panels compete with biological organisms for the light of the Sun. Let's recall what we pointed out earlier, that the technological system invariably expands until it is using all available energy, and then it demands more. If fossil fuels and nuclear pow</text:span><text:span text:style-name="T51">er</text:span><text:span text:style-name="T27">75 aren't going to sa</text:span><text:span text:style-name="T51">t</text:span><text:span text:style-name="T27">isfy the system's ever-growing demand for energy, then solar panels will be placed wherever sunlight can be collected. This means, interalia, that solar panels will progressively invade the habitats of living things, depriving them of sunlight and therefore killing most of them. This is not speculation. Plans </text:span><text:span text:style-name="T23">“</text:span><text:span text:style-name="T27">to create huge solar energy plants in the deserts</text:span><text:span text:style-name="T23">” </text:span><text:span text:style-name="T27">of the western United States--"prime habitat for threatened plants and animals</text:span><text:span text:style-name="T23">”</text:span><text:span text:style-name="T27">76</text:span><text:span text:style-name="T23">—</text:span><text:span text:style-name="T27">are already being carried out.77 In 2011 Janine Blaeloch, executive director of the Western Lands Project, predicted: </text:span><text:span text:style-name="T23">“</text:span><text:span text:style-name="T27">These [solar energy] plants will introduce a huge amount of damage to our public land and habitat.</text:span><text:span text:style-name="T23">”</text:span><text:span text:style-name="T27">78 There is reason to believe that Blaeloch's prediction is beginning to come true.79 And remember, the system's appetite for energy is insatiable: In all </text:span></text:p>
      <text:p text:style-name="P110">ANTI-TECH REVOLUTION </text:p>
      <text:p text:style-name="P111">probability the development of solar energy will expand until there is no habitat left for living organisms other than the domesticated crops that the system grows to satisfy its own needs. </text:p>
      <text:p text:style-name="P80"><text:span text:style-name="T27">But there is much more to be taken into account. Notwithstanding the folly of Ray Kurzweils fantasies of a future technological utopia, he is absolutely right about some things. He quite correctly points out that in thinking about the future most people make two errors: (i) They </text:span><text:span text:style-name="T23">“</text:span><text:span text:style-name="T27">consider the transformations that will result from a single trend (or from several specified trends that are already evident] in today's world as if nothing else will change. ”80 And (ii) th</text:span><text:span text:style-name="T51">e</text:span><text:span text:style-name="T27">y </text:span><text:span text:style-name="T23">“</text:span><text:span text:style-name="T27">intuitively assume that the current rate of progress will continue for future periods,” neglecting the unending </text:span><text:span text:style-name="T26">acceleration </text:span><text:span text:style-name="T27">of technological development. 81 In order to avoid falling into these errors ourselves, we have to remember that the assaults on the terrestrial environment that are known and observable </text:span><text:span text:style-name="T26">now </text:span><text:span text:style-name="T27">will not in future be the only ones. 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o invade that at present are still undreamed of. In attempting to estimate the coming damage to our environment, we can't just project into the future the effects of currently known causes of environmental harm; we have to assume that new causes of environmental harm, which no one today can even imagine, will emerge in the future. Moreover, we have to remember that the growth of technology, and with it the exacerbation of the harm that technology does to our environment, will accelerate ever more rapidly over the coming decades. All this being taken into consideration </text:span><text:soft-page-break/><text:span text:style-name="T27">we have to conclude that, in all probability, little or nothing on our planet will much longer remain free of gross disruption by the technological system. </text:span></text:p>
      <text:p text:style-name="P81"><text:span text:style-name="T51">: </text:span><text:span text:style-name="T27">Most people take our atmosphere for granted, as if Providence had decreed once and for all that air should consist of 78% nitrogen, 21% oxygen, and 1% other gass</text:span><text:span text:style-name="T51">e</text:span><text:span text:style-name="T27">s. In reality our atmosphere in its present form was created, and is still maintained, through the action of living things. 84 Originally the atmosphere contained far more carbon dioxide than it does today, 85 and we may wonder why the greenhouse effect didn't make the Earth too hot for life ever to begin. The answer, presumably, is that the Sun at that time radiated much less energy than it does now.86 In any case, it </text:span></text:p>
      <text:p text:style-name="P112">CHAPTER Two: PART IV </text:p>
      <text:p text:style-name="P82">was the biosphere that took the excess carbon dioxide out of the air: </text:p>
      <text:p text:style-name="P83"><text:span text:style-name="T27">As primitive bacteria and cyanobacteria had, through photosynthesis or related life processes, captured atmospheric carbon, depositing it on the seafloor, carbon was removed from the atmosphere. .</text:span><text:span text:style-name="T51">.. </text:span></text:p>
      <text:p text:style-name="P113">Cyanobacteria also were the first organisms to utilize water as a source of electrons and hydrogen in the photosynthetic process. Free oxygen was released as a result of this reaction and began to accumulate in the atmosphere, allowing oxygen-dependent life-forms to evolve. 87 </text:p>
      <text:p text:style-name="P84"/>
      <text:p text:style-name="P85"><text:span text:style-name="T27">Biological processes also affect the amount of methane in the atmosphere,88 and let's remember that methane has a far more powerful effect in promoting global warming than carbon dioxide does.89 On the other hand, some experts claim that 3.7 billion years ago certain microbes generated large quantities of methane that, instead of warming the planet</text:span><text:span text:style-name="T26">, cooled </text:span><text:span text:style-name="T27">it by creating clouds that reflected sunlight back into space. Supposedly, the Earth narrowly escaped becoming too cold for the survival of life. 90 However that may be, it's evident that a really radical disruption of the biosphere could cause an atmospheric disaster: a lack of oxygen, a concentration of toxic gasses such as methane or ammonia, a deficiency or an excess of carbon dioxide that would make our planet too cold or too hot to support life. </text:span></text:p>
      <text:p text:style-name="P86"><text:span text:style-name="T27">At present, the most im</text:span><text:span text:style-name="T50">mi</text:span><text:span text:style-name="T27">nent danger seems to be the possible overheating of the Earth through an excess in the atmosphere of carbon dioxide and perhaps methane. 91 Just how hot might the Earth get if humans continue to burn fossil fuels? About 56 million years ago there was a massive increase in the amount of carbon d</text:span><text:span text:style-name="T50">ioxi</text:span><text:span text:style-name="T27">de in our atmosphere, estimated to be roughly equal to the amount that would be added now if humans burned off </text:span><text:span text:style-name="T23">“</text:span><text:span text:style-name="T27">all the Earth's reserves of coal, oil, and natural gas."92 The result was a radical change in the terrestrial environment, including a 90 F (5° C) rise in average temperatures93 and the flooding of substantial parts of the continents.94 There weren't any mass extinctions,95 but this should give us no sense of security about the future of the biosphere, because we can't assume that the effect of adding a given </text:span><text:soft-page-break/><text:span text:style-name="T27">amount of carbon dioxide to the atmosphere today will be the same as what it was 56 million years ago. % </text:span></text:p>
      <text:p text:style-name="P114">The carbon dioxide added to the atmosphere 56 million years ago was probably added relatively slowly, over thousands of years. 97 If humans </text:p>
      <text:p text:style-name="P115">ANTI-TECH REVOLUTION </text:p>
      <text:p text:style-name="P48"><text:span text:style-name="T27">now burn off all petroleum reserves they undoubtedly will do so in a small fraction of that time, hence living organisms will have little opportunity to adapt to their changed environment. Moreover, the presumed equivalence of the amount of carbon dioxide being released today with what was released 56 million years ago is based on an estimate of the Earth's fossil-fuel reserves that almost certainly is far too low, for new and unexpected deposits of oil and natural gas are cont</text:span><text:span text:style-name="T50">inua</text:span><text:span text:style-name="T27">lly being discovered and estimates of the reserves are correspondingly raised. Account must also be taken of other ways in which humans add carbon dioxide to the atmo sphere. For example, vast quantities of limestone are </text:span><text:span text:style-name="T23">“</text:span><text:span text:style-name="T27">burned</text:span><text:span text:style-name="T23">” </text:span><text:span text:style-name="T27">to make lime and portland cemento: CaCO, </text:span><text:span text:style-name="T23">→ </text:span><text:span text:style-name="T27">CaO + CO,. It'</text:span><text:span text:style-name="T50">s </text:span><text:span text:style-name="T27">not clear how much of the carbon dioxide (CO2) is eventually recaptured by the lime (Cao) or how long that takes. </text:span></text:p>
      <text:p text:style-name="P87"><text:span text:style-name="T27">But even if the Earth warms no more than it did 56 million years ago, the consequences will be unacceptable to the powerful classes in our society. The world's dominant self-prop systems will therefore resort to "geo-engineering,</text:span><text:span text:style-name="T23">” </text:span><text:span text:style-name="T27">that is, to a system of artificial manipulation of the atmosphere designed to keep temperatures within acceptable limits. 99 The implementation of geo-engineering will entail immediate, desperate risks, 100 and even if no immediate disaster ensues the eventual conse quences very likely will be catastrophic.101 </text:span></text:p>
      <text:p text:style-name="P88"><text:span text:style-name="T27">Chlorofluorocarbons (“CFCs”) have been phased out by interna tional agreement in order to allow the ozone layer, which protects living organisms from the Sun's ultraviolet radiation, to recover from the damage it ha</text:span><text:span text:style-name="T50">s </text:span><text:span text:style-name="T27">suffered in the past. The program has been a clear success, 102 and some people have su</text:span><text:span text:style-name="T52">gg</text:span><text:span text:style-name="T27">ested that the ozone agreement could provide a "template" for an international treaty to limit carbon-</text:span><text:span text:style-name="T50">dioxi</text:span><text:span text:style-name="T27">de emissions.103 But the agreement to phase out CFCs was possible only because CFCs are of relatively minor economic importance and substitutes for them can be found.104 Fossil fuels on the other hand are of central importance in the economies of all industrialized nations and those that are in the process of industrializing; consequently it is safe to say that whatever is done about the greenhouse effect will be too little and too late. </text:span></text:p>
      <text:p text:style-name="P89"><text:span text:style-name="T27">To the greenhouse effect we have to add numerous other factors that tend to disrupt the biosphere. As we've seen, living organisms will b</text:span><text:span text:style-name="T51">e </text:span><text:span text:style-name="T27">progressively robbed of sunlight by continual expansion of the system's solar-energy installations. There will be no limit to the conta</text:span><text:span text:style-name="T50">mina</text:span><text:span text:style-name="T27">tion of our environment with radioactive waste, with toxic elements such as lead, </text:span></text:p>
      <text:p text:style-name="P90">la </text:p>
      <text:p text:style-name="P91"><text:span text:style-name="T27">CHAPTER Tw</text:span><text:span text:style-name="T26">o</text:span><text:span text:style-name="T27">: PART IV </text:span></text:p>
      <text:p text:style-name="P116">arsenic, mercury, and cadmium,105 and with a variety of poisonous chemical compounds.106 There will be oil spills from time to time, since the safety measures taken by the petroleum industry are never quite sufficient,107 and in some parts of the world the industry doesn't even make any serious effort to prevent spills.108 </text:p>
      <text:p text:style-name="P74"><text:soft-page-break/><text:span text:style-name="T27">The foregoing effects of the technological system's activities have long been recognized as harmful, but there can be little doubt that many effects not recognized as harmful today will turn out to be harmful tomorrow, for this has often happened in the past.109 </text:span><text:span text:style-name="T23">“</text:span><text:span text:style-name="T27">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50">im</text:span><text:span text:style-name="T27">als.111 What will be the ultimate consequences for the biosphere of this “genetic pollution?" No one knows. Even if these and other effects turn out to be harmless when considered separately and individually, all of t</text:span><text:span text:style-name="T51">h</text:span><text:span text:style-name="T27">e </text:span><text:span text:style-name="T23">“</text:span><text:span text:style-name="T27">harm less” effects of the system's activities taken together wi</text:span><text:span text:style-name="T51">l</text:span><text:span text:style-name="T27">l surely bring about major alterations in the biosphere. </text:span></text:p>
      <text:p text:style-name="P92"><text:span text:style-name="T27">Here we've done no more than scratch the surface. A full assessment of the w</text:span><text:span text:style-name="T51">a</text:span><text:span text:style-name="T27">ys in which the functioning of the technological world-system currently threatens to disrupt the biosphere would require a vast amount of research, and the results wo</text:span><text:span text:style-name="T50">ul</text:span><text:span text:style-name="T27">d fill several volumes. Will all of these factors add up to a disruption of the biosphere sufficient to prevent it from performing its function in maintaining the present composition of our atmosphere? It's anybody's guess. But that's not all: Let'</text:span><text:span text:style-name="T50">s </text:span><text:span text:style-name="T27">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93">mint the biosphames. Will all of the performing </text:p>
      <text:p text:style-name="P94"><text:span text:style-name="T26">7</text:span><text:span text:style-name="T27">6 </text:span></text:p>
      <text:p text:style-name="P95">. </text:p>
      <text:p text:style-name="P96"><text:span text:style-name="T27">ANTI-T</text:span><text:span text:style-name="T50">e</text:span><text:span text:style-name="T51">ch </text:span><text:span text:style-name="T27">REVOLUTI</text:span><text:span text:style-name="T50">ON </text:span></text:p>
      <text:p text:style-name="P117">One plausible outcome might be that the Earth will end up like the planet Venus: </text:p>
      <text:p text:style-name="P97"><text:span text:style-name="T27">It has been suggested that the climate of the Earth could be ultimately unstable. Addition of gasses capable of trapping heat could accelerate the release of H2O and raise the temperature to a point where the oceans would evaporate.... Some believe that such changes may have occurred on Venus.... Venus is a striking example of the importance of the greenhouse effect. Its atmosphere contains a large concentration of CO2 [= carbon dioxide)...</text:span><text:span text:style-name="T51">. </text:span><text:span text:style-name="T27">[T]he Venusian surface temperature is much hotter than the Earth's</text:span><text:span text:style-name="T23">—</text:span><text:span text:style-name="T27">about 780° K [5070 C or 9440 F)-in spite of the fact that Venus absorbs less energy from the Sun because of its ubiquitous cloud cover.... "11</text:span><text:span text:style-name="T26">2 </text:span></text:p>
      <text:p text:style-name="P98"><text:soft-page-break/><text:span text:style-name="T27">To sum up the thesis of this part of the present chapter: If the devel opment of the technological world-system is allowed to proceed to its logical conclusion, it will in all probability leave the Earth un</text:span><text:span text:style-name="T50">i</text:span><text:span text:style-name="T27">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99"><text:span text:style-name="T27">What can be taken as a near certainty is that—</text:span><text:span text:style-name="T26">if </text:span><text:span text:style-name="T27">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 </text:span></text:p>
      <text:p text:style-name="P100"><text:span text:style-name="T27">But note the reservation in the foregoing statement: </text:span><text:span text:style-name="T23">“</text:span><text:span text:style-name="T26">if </text:span><text:span text:style-name="T27">the devel opment of the technological system is allowed to proceed to its logical conclusion.”The author has occasionally been asked: </text:span><text:span text:style-name="T23">“</text:span><text:span text:style-name="T27">If the system is going to destroy itself anyway, then why bother to overthrow it?</text:span><text:span text:style-name="T23">” </text:span><text:span text:style-name="T27">The answer, of course, is that if the technological system were el</text:span><text:span text:style-name="T50">imina</text:span><text:span text:style-name="T27">ted </text:span><text:span text:style-name="T26">now </text:span><text:span text:style-name="T27">a great deal could still be saved. The longer the system is allowed to continue its development, the worse will be the outcome for the biosphere and for the human race, and the greater will be the risk that the Earth will be left a dead planet. 113 </text:span></text:p>
      <text:p text:style-name="P101"><text:span text:style-name="T50">C</text:span><text:span text:style-name="T27">HAPTE</text:span><text:span text:style-name="T51">R </text:span><text:span text:style-name="T27">Tw</text:span><text:span text:style-name="T26">o</text:span><text:span text:style-name="T27">: PART V </text:span></text:p>
      <text:p text:style-name="P102"><text:span text:style-name="T27">V</text:span><text:span text:style-name="T26">. The techies</text:span><text:span text:style-name="T23">’ </text:span><text:span text:style-name="T26">wet-dreams. </text:span><text:span text:style-name="T27">There is a current of thought that appears to be carrying many technophiles out of the realm of science and into that of science fiction.114 For convenience, let's refer to those who ride this curre</text:span><text:span text:style-name="T51">n</text:span><text:span text:style-name="T27">t as "the techies."115 The current runs through several channels; not all techies think alike. What they have in common is that they take highly speculative ideas about the future of technology as near certainties, and on that basis predict the arrival within the next few decades of a kind of technological utopia. Some of the techies’ fantasies are astonishingly grandiose. For example, Ray Kurzweil believes that </text:span><text:span text:style-name="T23">“</text:span><text:span text:style-name="T27">[w]ithin a matter of centuries, human intelligence will have re-engineered and saturated all the matter in the universe."116 The writing of Kevin Kelly, another techie, is often so vague as to border on the meaningless, but he s</text:span><text:span text:style-name="T26">eem</text:span><text:span text:style-name="T27">s to say much the same thing that Kurzweil does about human conquest of the universe: </text:span><text:span text:style-name="T23">“</text:span><text:span text:style-name="T27">The universe is mostly empty because it is waiting to be filled with the products of life and the technium... ."</text:span><text:span text:style-name="T51">1</text:span><text:span text:style-name="T27">17 </text:span><text:span text:style-name="T23">“</text:span><text:span text:style-name="T27">The technium</text:span><text:span text:style-name="T23">” </text:span><text:span text:style-name="T27">is Kelly's name for the technological world-system that humans have created here on Earth.118 </text:span></text:p>
      <text:p text:style-name="P118">Most versions of the technological utopia include immortality (at least for techies) among their other marvels. The immortality to which the techies believe themselves destined is conceived in any one of three forms: </text:p>
      <text:p text:style-name="P119">(i) the indefinite preservation of the living human body as it exists today;119 </text:p>
      <text:p text:style-name="P120">(ii) the merging of humans with machines and the indefinite survival of the resulting man-machine hybrids;120 </text:p>
      <text:p text:style-name="P49"><text:soft-page-break/><text:span text:style-name="T27">(ii</text:span><text:span text:style-name="T51">i</text:span><text:span text:style-name="T27">) the “uploading</text:span><text:span text:style-name="T23">” </text:span><text:span text:style-name="T27">of minds from human brains into robots or computers, after which the uploaded minds are to live forever within the machines.121 </text:span></text:p>
      <text:p text:style-name="P103"><text:span text:style-name="T27">Of course, if the technological world-system is going to collapse in the not-too-distant future, as we've argued it must, then no one is going to achieve immortality in any form. But even assuming that we're wrong and that the technological world-system will survive indefinitely, the techies</text:span><text:span text:style-name="T23">’ </text:span><text:span text:style-name="T27">dream of an unlimited life-span is still illusory. We need not doubt that it will be technically feasible in the future to keep a human body, or a man-machine hybrid, alive indefinitely. It is seriously to be doubted that it will ever be feasible to upload</text:span><text:span text:style-name="T23">” </text:span><text:span text:style-name="T27">a human brain into electronic form with sufficient accuracy so that the uploaded entity can reasonably be regarded </text:span><text:span text:style-name="T51">a</text:span><text:span text:style-name="T27">s a functioning duplicate of the original brain. Nevertheless, we will assume in what follows that each of the solut</text:span><text:span text:style-name="T50">i</text:span><text:span text:style-name="T27">ons (i), (ii), and (iii) will </text:span></text:p>
      <text:p text:style-name="P104"><text:span text:style-name="T27">A</text:span><text:span text:style-name="T50">N</text:span><text:span text:style-name="T27">TI-TEC</text:span><text:span text:style-name="T51">H </text:span><text:span text:style-name="T27">REVOLUTION </text:span></text:p>
      <text:p text:style-name="P105">assui </text:p>
      <text:p text:style-name="P50">become technically feasible at some time within the next several decades. </text:p>
      <text:p text:style-name="P106"><text:span text:style-name="T27">It is an index of the techies</text:span><text:span text:style-name="T23">’ </text:span><text:span text:style-name="T27">self-deception that they habitually assume that anything they consider desirable will actually be done when it becomes technically feasible. Of course, there are lots of wonderful things that already are and for a long time have been technically feasible, but don't get done. Intelligent people have said again and again: </text:span><text:span text:style-name="T23">“</text:span><text:span text:style-name="T27">How easily men could make things much better than they are-if they only all tried together!"122 But people never do "all try together," because the principle of natural selection guarantees that self-prop systems will act mainly for their own survival and propagation in competition wi</text:span><text:span text:style-name="T51">t</text:span><text:span text:style-name="T27">h other self-prop </text:span></text:p>
      <text:p text:style-name="P121">· systems, and will not sacrifice competitive advantages for the achievement of philanthropic goals.123 </text:p>
      <text:p text:style-name="P107"><text:span text:style-name="T27">Because immortality, as the techies conceive it, will be technically feasible, the techies take it for granted that some system to which they belong can and will keep them alive indefinitely, or </text:span><text:span text:style-name="T51">p</text:span><text:span text:style-name="T27">rovide them with what they need to keep themselves alive. Today it would no doubt be tech nically feasible to provide everyone in the world with everything that he or she needs in the way of food, clothing, shelter, protection from violence, and what by present standards is considered adequate medical care-if only all of the world's more important self-propagating systems would devote themselves unreservedly to that t</text:span><text:span text:style-name="T51">a</text:span><text:span text:style-name="T27">sk. But that never happens, because the self-prop systems are occupied primarily with the endless struggle for power and therefore act philanthropically only when it is to their advantage to do so. That's why billions of people in the world today suffer from malnutrition, or are exposed to violence, or lack what is consid ered adequate medical care. </text:span></text:p>
      <text:p text:style-name="P122">In view of all this, it is patently absurd to suppose that the tech nological world-system is ever going to provide seven billion human beings with everything they need to stay alive indefinitely. If the projected immortality were possible at all, it could only be for some tiny subset of the seven billion-an elite minority. Some techies acknowledge this.124 One has to suspect that a <text:soft-page-break/>great many more recognize it but refrain from acknowledging it openly, for it is obviously imprudent to tell the public that immortality will be for an elite minority only and that ordinary people will be left out. </text:p>
      <text:p text:style-name="P134"><text:span text:style-name="T27">The techies of course assume that they themselves will be included in the elite minority that supposedly will be kept alive indefinitely. What they find convenient to overlook is that self-prop systems, in the long run, will take care of human beings</text:span><text:span text:style-name="T23">—</text:span><text:span text:style-name="T27">even members of the elite-only to the extent th</text:span><text:span text:style-name="T51">a</text:span><text:span text:style-name="T27">t it is to the systems' advantage to take care of them. When they are no longer useful to the dominant self-prop systems, hum</text:span><text:span text:style-name="T50">an</text:span><text:span text:style-name="T27">s elite or not-will be eliminated. In order to survive, humans not only will have to be useful; they will have to be more useful in relation to the cost of maintaining them</text:span><text:span text:style-name="T23">—</text:span><text:span text:style-name="T27">in other words, they will have to provide a better cost-versus-benefit balance—than any non-human substitutes. This is a tall order, for humans are far more costly to maintain than machines are 125 </text:span></text:p>
      <text:p text:style-name="P108"><text:span text:style-name="T27">It will be answered that many self-prop systems-governments, corporations, labor unions, etc.</text:span><text:span text:style-name="T23">—</text:span><text:span text:style-name="T27">do take care of numerous individuals who are utterly useless to them: old people, people with severe mental or physical disabilities, even criminals serving life sentences. But this is only because the systems in question still need the services of the majority of people in order to function. Humans have been endowed by evolution with feelings of compassion, because hunting-and-gathering bands thrive best when their members show consideration for one another and help one another.126 As long as self-prop systems still need people, it would be to the systems' disadvantage to offend the compassionate feelings of the useful majority through ruthless treatment of the useless minority. More important than compassion, however, is the self-interest of human indi viduals: People would bitterly resent any system to which they belonged if they believed that when they grew old, or if they became disabled, they would be thrown on the trash-heap. </text:span></text:p>
      <text:p text:style-name="P109"><text:span text:style-name="T27">But when </text:span><text:span text:style-name="T26">all </text:span><text:span text:style-name="T27">people have become useless, self-prop systems will find no advantage in taking care of anyone. The techies themselves insist that machines will soon surpass humans in intelligence.127 When that happens, people will be superfluous and natural selection will favor systems that e</text:span><text:span text:style-name="T50">limi</text:span><text:span text:style-name="T27">nate them—if not abruptly, then in a series of stages so that the risk of rebellion will be minimized. </text:span></text:p>
      <text:p text:style-name="P72"><text:span text:style-name="T27">Even though the technological world-system still needs large numbers of people for the present, there are now more superfluous humans than there have been in the past because technolo</text:span><text:span text:style-name="T52">g</text:span><text:span text:style-name="T27">y has replaced people in many jobs and is making inroads even into occupations formerly thought to require human intelligence. 128 Consequently, under the pressure of economic competition, the world's dominant self-prop systems are already allowing a certain degree of callousness to creep into their treatment of superfluous individuals. In the United States and Europe, pensions and other benefits for retired, disabled, unemployed, and other unproductive </text:span></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1T14:17:57.816000000</dc:date>
    <meta:editing-duration>P1DT1H18M13S</meta:editing-duration>
    <meta:editing-cycles>189</meta:editing-cycles>
    <meta:document-statistic meta:table-count="0" meta:image-count="0" meta:object-count="0" meta:page-count="22" meta:paragraph-count="158" meta:word-count="20133" meta:character-count="48894" meta:non-whitespace-character-count="39683"/>
  </office:meta>
</office:document-meta>
</file>